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text-properties fo:color="#804000" style:font-name="Courier New" fo:font-size="10pt" style:font-name-asian="Courier New" style:font-size-asian="10pt" style:font-name-complex="Courier New" style:font-size-complex="10pt"/>
    </style:style>
    <style:style style:name="P11" style:family="paragraph" style:parent-style-name="Standard">
      <style:paragraph-properties style:text-autospace="none"/>
      <style:text-properties fo:color="#804000" style:font-name="Courier New" fo:font-size="10pt" style:font-name-asian="Courier New" style:font-size-asian="10pt" style:font-name-complex="Courier New" style:font-size-complex="10pt"/>
    </style:style>
    <style:style style:name="P12"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Standard">
      <style:paragraph-properties style:text-autospace="non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17"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8" style:family="paragraph" style:parent-style-name="Text_20_body">
      <style:text-properties fo:color="#000000"/>
    </style:style>
    <style:style style:name="P19" style:family="paragraph" style:parent-style-name="Text_20_body">
      <style:text-properties fo:color="#000000"/>
    </style:style>
    <style:style style:name="P20" style:family="paragraph" style:parent-style-name="Text_20_body">
      <style:text-properties fo:color="#000000" style:font-name="Courier New"/>
    </style:style>
    <style:style style:name="P21"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22" style:family="paragraph" style:parent-style-name="Standard" style:list-style-name="">
      <style:paragraph-properties style:text-autospace="none"/>
      <style:text-properties fo:color="#000080" style:font-name="Courier New" fo:font-size="10pt" fo:font-weight="bold" style:font-name-asian="F" style:font-size-asian="10pt" style:font-weight-asian="bold" style:font-name-complex="F" style:font-size-complex="10pt" style:font-weight-complex="bold"/>
    </style:style>
    <style:style style:name="P23" style:family="paragraph" style:parent-style-name="Standard">
      <style:text-properties fo:color="#000000" style:font-name="Courier New"/>
    </style:style>
    <style:style style:name="P24" style:family="paragraph" style:parent-style-name="Standard" style:list-style-name="">
      <style:paragraph-properties style:text-autospace="none"/>
      <style:text-properties fo:color="#000000" style:font-name="Courier New" fo:font-size="10pt" fo:font-weight="normal" style:font-name-asian="F" style:font-size-asian="10pt" style:font-weight-asian="normal" style:font-name-complex="F" style:font-size-complex="10pt" style:font-weight-complex="normal"/>
    </style:style>
    <style:style style:name="P25" style:family="paragraph" style:parent-style-name="Standard" style:list-style-name="">
      <style:paragraph-properties style:text-autospace="none"/>
      <style:text-properties fo:color="#000000" style:font-name="Courier New" fo:font-size="10pt" style:font-name-asian="F" style:font-size-asian="10pt" style:font-name-complex="F" style:font-size-complex="10pt"/>
    </style:style>
    <style:style style:name="P26" style:family="paragraph" style:parent-style-name="Standard">
      <style:text-properties style:font-name="Courier New"/>
    </style:style>
    <style:style style:name="P27" style:family="paragraph" style:parent-style-name="Standard" style:list-style-name="">
      <style:paragraph-properties style:text-autospace="none"/>
      <style:text-properties style:font-name="Courier New"/>
    </style:style>
    <style:style style:name="P28" style:family="paragraph" style:parent-style-name="Standard" style:list-style-name="">
      <style:paragraph-properties style:text-autospace="none"/>
      <style:text-properties fo:color="#0080ff" style:font-name="Courier New" fo:font-size="10pt" style:font-name-asian="F" style:font-size-asian="10pt" style:font-name-complex="F" style:font-size-complex="10pt"/>
    </style:style>
    <style:style style:name="P29" style:family="paragraph" style:parent-style-name="Standard" style:list-style-name="">
      <style:paragraph-properties style:text-autospace="none"/>
      <style:text-properties fo:color="#804000" style:font-name="Courier New" fo:font-size="10pt" style:font-name-asian="F" style:font-size-asian="10pt" style:font-name-complex="F" style:font-size-complex="10pt"/>
    </style:style>
    <style:style style:name="P30" style:family="paragraph" style:parent-style-name="Standard">
      <style:text-properties fo:color="#804000" style:font-name="Courier New" fo:font-size="10pt" fo:font-weight="normal" style:font-name-asian="F" style:font-size-asian="10pt" style:font-weight-asian="normal" style:font-name-complex="F" style:font-size-complex="10pt" style:font-weight-complex="normal"/>
    </style:style>
    <style:style style:name="P31" style:family="paragraph" style:parent-style-name="Standard" style:list-style-name="">
      <style:paragraph-properties style:text-autospace="none"/>
      <style:text-properties fo:color="#008000" style:font-name="Courier New" fo:font-size="10pt" style:font-name-asian="F" style:font-size-asian="10pt" style:font-name-complex="F" style:font-size-complex="10pt"/>
    </style:style>
    <style:style style:name="P32" style:family="paragraph" style:parent-style-name="Standard" style:list-style-name="">
      <style:paragraph-properties style:text-autospace="none"/>
      <style:text-properties fo:color="#008080" style:font-name="Courier New" fo:font-size="10pt" fo:font-weight="normal" style:font-name-asian="F" style:font-size-asian="10pt" style:font-weight-asian="normal" style:font-name-complex="F" style:font-size-complex="10pt" style:font-weight-complex="normal"/>
    </style:style>
    <style:style style:name="P33" style:family="paragraph" style:parent-style-name="Heading_20_3">
      <style:text-properties fo:color="#000000"/>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fo:color="#000000"/>
    </style:style>
    <style:style style:name="P36" style:family="paragraph" style:parent-style-name="Heading_20_4">
      <style:text-properties fo:color="#000000"/>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2">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4" style:family="text">
      <style:text-properties fo:color="#000000" style:font-name="F" fo:font-size="10pt" style:font-name-asian="F" style:font-size-asian="10pt" style:font-name-complex="F" style:font-size-complex="10pt"/>
    </style:style>
    <style:style style:name="T5" style:family="text">
      <style:text-properties fo:color="#000000" style:font-name="F" fo:font-size="10pt" fo:font-weight="normal" style:font-name-asian="F" style:font-size-asian="10pt" style:font-weight-asian="normal" style:font-name-complex="F" style:font-size-complex="10pt" style:font-weight-complex="normal"/>
    </style:style>
    <style:style style:name="T6" style:family="text">
      <style:text-properties fo:color="#000000" fo:font-size="10pt" fo:font-weight="normal" style:font-name-asian="F" style:font-size-asian="10pt" style:font-weight-asian="normal" style:font-name-complex="F" style:font-size-complex="10pt" style:font-weight-complex="normal"/>
    </style:style>
    <style:style style:name="T7" style:family="text">
      <style:text-properties fo:color="#000000" fo:font-size="10pt" style:font-name-asian="F" style:font-size-asian="10pt" style:font-name-complex="F" style:font-size-complex="10pt"/>
    </style:style>
    <style:style style:name="T8" style:family="text">
      <style:text-properties fo:letter-spacing="-0.005cm" fo:language="fr" fo:country="BE"/>
    </style:style>
    <style:style style:name="T9" style:family="text">
      <style:text-properties fo:letter-spacing="-0.005cm" fo:language="en" fo:country="US"/>
    </style:style>
    <style:style style:name="T10" style:family="text">
      <style:text-properties fo:color="#8000ff" style:font-name="Courier New" fo:font-size="10pt" style:font-name-asian="Courier New" style:font-size-asian="10pt" style:font-name-complex="Courier New" style:font-size-complex="10pt"/>
    </style:style>
    <style:style style:name="T11"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8000ff" fo:font-size="10pt" style:font-name-asian="F" style:font-size-asian="10pt" style:font-name-complex="F" style:font-size-complex="10pt"/>
    </style:style>
    <style:style style:name="T13" style:family="text">
      <style:text-properties fo:color="#8000ff" fo:font-size="10pt" fo:font-weight="normal" style:font-name-asian="F" style:font-size-asian="10pt" style:font-weight-asian="normal" style:font-name-complex="F" style:font-size-complex="10pt" style:font-weight-complex="normal"/>
    </style:style>
    <style:style style:name="T1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fo:color="#000080" fo:font-size="10pt" fo:font-weight="bold" style:font-name-asian="F" style:font-size-asian="10pt" style:font-weight-asian="bold" style:font-name-complex="F" style:font-size-complex="10pt" style:font-weight-complex="bold"/>
    </style:style>
    <style:style style:name="T16"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ff8000" fo:font-size="10pt" fo:font-weight="normal" style:font-name-asian="F" style:font-size-asian="10pt" style:font-weight-asian="normal" style:font-name-complex="F" style:font-size-complex="10pt" style:font-weight-complex="normal"/>
    </style:style>
    <style:style style:name="T18"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8000" fo:font-size="10pt" style:font-name-asian="F" style:font-size-asian="10pt" style:font-name-complex="F" style:font-size-complex="10pt"/>
    </style:style>
    <style:style style:name="T20" style:family="text">
      <style:text-properties fo:color="#008000" fo:font-size="10pt" fo:font-weight="normal" style:font-name-asian="F" style:font-size-asian="10pt" style:font-weight-asian="normal" style:font-name-complex="F" style:font-size-complex="10pt" style:font-weight-complex="normal"/>
    </style:style>
    <style:style style:name="T21"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0000ff" fo:font-size="10pt" fo:font-weight="bold" style:font-name-asian="F" style:font-size-asian="10pt" style:font-weight-asian="bold" style:font-name-complex="F" style:font-size-complex="10pt" style:font-weight-complex="bold"/>
    </style:style>
    <style:style style:name="T2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8080" fo:font-size="10pt" fo:font-weight="normal" style:font-name-asian="F" style:font-size-asian="10pt" style:font-weight-asian="normal" style:font-name-complex="F" style:font-size-complex="10pt" style:font-weight-complex="normal"/>
    </style:style>
    <style:style style:name="T25" style:family="text">
      <style:text-properties fo:color="#0080ff" style:font-name="F" fo:font-size="10pt" style:font-name-asian="F" style:font-size-asian="10pt" style:font-name-complex="F" style:font-size-complex="10pt"/>
    </style:style>
    <style:style style:name="T26" style:family="text">
      <style:text-properties fo:color="#0080ff" fo:font-size="10pt" style:font-name-asian="F" style:font-size-asian="10pt" style:font-name-complex="F" style:font-size-complex="10pt"/>
    </style:style>
    <style:style style:name="T27" style:family="text">
      <style:text-properties fo:color="#0080ff" fo:font-size="10pt" fo:font-weight="normal" style:font-name-asian="F" style:font-size-asian="10pt" style:font-weight-asian="normal" style:font-name-complex="F" style:font-size-complex="10pt" style:font-weight-complex="normal"/>
    </style:style>
    <style:style style:name="T28" style:family="text">
      <style:text-properties fo:color="#ff0000" fo:font-size="10pt" fo:font-weight="bold" style:font-name-asian="F" style:font-size-asian="10pt" style:font-weight-asian="bold" style:font-name-complex="F" style:font-size-complex="10pt" style:font-weight-complex="bold"/>
    </style:style>
    <style:style style:name="T29" style:family="text">
      <style:text-properties style:font-name="F" fo:font-size="10pt" style:font-name-asian="F" style:font-size-asian="10pt" style:font-name-complex="F" style:font-size-complex="10pt"/>
    </style:style>
    <style:style style:name="T30" style:family="text">
      <style:text-properties fo:font-size="10pt" style:font-name-asian="F" style:font-size-asian="10pt" style:font-name-complex="F" style:font-size-complex="10pt"/>
    </style:style>
    <style:style style:name="T31" style:family="text">
      <style:text-properties fo:color="#804000" fo:font-size="10pt" style:font-name-asian="F" style:font-size-asian="10pt" style:font-name-complex="F" style:font-size-complex="10pt"/>
    </style:style>
    <style:style style:name="T32" style:family="text">
      <style:text-properties fo:color="#008080" fo:font-size="10pt" fo:font-weight="normal" style:font-name-asian="F" style:font-size-asian="10pt" style:font-weight-asian="normal" style:font-name-complex="F" style:font-size-complex="10pt"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Informatique en milieu industriel</text:p>
      <text:p text:style-name="P4">--------------------------------------------</text:p>
      <text:p text:style-name="P3"/>
      <text:p text:style-name="P5">3ème année</text:p>
      <text:p text:style-name="P3"/>
      <text:p text:style-name="P3"/>
      <text:p text:style-name="P3"/>
      <text:p text:style-name="P4">Interupt-Handlers sous QNX</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8"><text:tab/><text:tab/><text:tab/><text:tab/><text:tab/><text:tab/><text:tab/><text:tab/></text:span><text:span text:style-name="T9">Groupe : 2322</text:span></text:p>
      <text:p text:style-name="P6"/>
      <text:p text:style-name="P6"/>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Table des matières</text:p>
          </text:index-title>
          <text:p text:style-name="P40">I-H élémentaire<text:tab/>3</text:p>
          <text:p text:style-name="P38">Présentation du test réalisé<text:tab/>3</text:p>
          <text:p text:style-name="P38">Code<text:tab/>4</text:p>
          <text:p text:style-name="P38">Compilation<text:tab/>5</text:p>
          <text:p text:style-name="P38">Résultat de la commande env<text:tab/>6</text:p>
          <text:p text:style-name="P40">I-H pour le port parallèle<text:tab/>7</text:p>
          <text:p text:style-name="P38">Présentation du test réalisé<text:tab/>7</text:p>
          <text:p text:style-name="P38">Code<text:tab/>8</text:p>
          <text:p text:style-name="P38">Résultat<text:tab/>11</text:p>
          <text:p text:style-name="P38">Compilation<text:tab/>13</text:p>
          <text:p text:style-name="P38">Résultat de la commande env<text:tab/>14</text:p>
          <text:p text:style-name="P40">Interprétation des résultats<text:tab/>15</text:p>
          <text:p text:style-name="P40">Conclusion<text:tab/>15</text:p>
        </text:index-body>
      </text:table-of-content>
      <text:h text:style-name="P33" text:outline-level="3"/>
      <text:h text:style-name="P39" text:outline-level="2">I-H élémentaire</text:h>
      <text:h text:style-name="Heading_20_3" text:outline-level="3">Présentation du test réalisé</text:h>
      <text:h text:style-name="P36" text:outline-level="4"/>
      <text:p text:style-name="P18"><text:tab/>Dans notre programme nous avons choisis de faire au plus simple : On récupère les interruptions sur IRQ 1 (donc sur le clavier) et on incrémente une variable globale dans notre gestionnaire d'ISR qu'il nous suffit ensuite d'afficher après chaque interruption pour prouver qu'on est bien passé par le gestionnaire d'ISR.</text:p>
      <text:p text:style-name="P18"/>
      <text:h text:style-name="Heading_20_3" text:outline-level="3"/>
      <text:h text:style-name="P34" text:outline-level="3">Code</text:h>
      <text:p text:style-name="Text_20_body"/>
      <text:p text:style-name="P10">#include &lt;stdio.h&gt;</text:p>
      <text:p text:style-name="P11">#include &lt;signal.h&gt;</text:p>
      <text:p text:style-name="P11">#include &lt;sys/neutrino.h&gt;</text:p>
      <text:p text:style-name="P11">#include &lt;sys/siginfo.h&gt;</text:p>
      <text:p text:style-name="P11">#include &lt;sys/trace.h&gt;</text:p>
      <text:p text:style-name="P11">#include &lt;hw/inout.h&gt;</text:p>
      <text:p text:style-name="P8"/>
      <text:p text:style-name="P12">// IRQ 1 = KeyBoard</text:p>
      <text:p text:style-name="P11">#define IRQ1 1</text:p>
      <text:p text:style-name="P8"/>
      <text:p text:style-name="P13"><text:span text:style-name="T10">const</text:span><text:span text:style-name="T2"> </text:span><text:span text:style-name="T10">struct</text:span><text:span text:style-name="T2"> sigevent</text:span><text:span text:style-name="T14">*</text:span><text:span text:style-name="T3"> isr_handler</text:span><text:span text:style-name="T14">(</text:span><text:span text:style-name="T11">void</text:span><text:span text:style-name="T3"> </text:span><text:span text:style-name="T14">*</text:span><text:span text:style-name="T3">arg</text:span><text:span text:style-name="T14">,</text:span><text:span text:style-name="T3"> </text:span><text:span text:style-name="T11">int</text:span><text:span text:style-name="T3"> id</text:span><text:span text:style-name="T14">);</text:span></text:p>
      <text:p text:style-name="P9"/>
      <text:p text:style-name="P13"><text:span text:style-name="T11">struct</text:span><text:span text:style-name="T3"> sigevent event</text:span><text:span text:style-name="T14">;</text:span></text:p>
      <text:p text:style-name="P13"><text:span text:style-name="T11">int</text:span><text:span text:style-name="T3"> interruptID</text:span><text:span text:style-name="T14">;</text:span></text:p>
      <text:p text:style-name="P13"><text:span text:style-name="T11">int</text:span><text:span text:style-name="T3"> nb_int </text:span><text:span text:style-name="T14">=</text:span><text:span text:style-name="T3"> </text:span><text:span text:style-name="T16">0</text:span><text:span text:style-name="T14">;</text:span></text:p>
      <text:p text:style-name="P9"/>
      <text:p text:style-name="P13"><text:span text:style-name="T11">int</text:span><text:span text:style-name="T3"> main</text:span><text:span text:style-name="T14">(</text:span><text:span text:style-name="T11">void</text:span><text:span text:style-name="T14">)</text:span></text:p>
      <text:p text:style-name="P14">{</text:p>
      <text:p text:style-name="P13"><text:span text:style-name="T3"><text:s text:c="4"/></text:span><text:span text:style-name="T18">// Demande les permisisons pour effectuer les IO</text:span></text:p>
      <text:p text:style-name="P13"><text:span text:style-name="T3"><text:s text:c="4"/></text:span><text:span text:style-name="T21">if</text:span><text:span text:style-name="T14">(</text:span><text:span text:style-name="T3">ThreadCtl</text:span><text:span text:style-name="T14">(</text:span><text:span text:style-name="T3"> _NTO_TCTL_IO</text:span><text:span text:style-name="T14">,</text:span><text:span text:style-name="T3"> </text:span><text:span text:style-name="T16">0</text:span><text:span text:style-name="T14">)</text:span><text:span text:style-name="T3"> </text:span><text:span text:style-name="T14">==</text:span><text:span text:style-name="T3"> </text:span><text:span text:style-name="T14">-</text:span><text:span text:style-name="T16">1</text:span><text:span text:style-name="T14">)</text:span><text:span text:style-name="T3"> </text:span><text:span text:style-name="T14">{</text:span></text:p>
      <text:p text:style-name="P13"><text:span text:style-name="T3"><text:s text:c="8"/>printf</text:span><text:span text:style-name="T14">(</text:span><text:span text:style-name="T23">"Permissions d'IO refusées\n"</text:span><text:span text:style-name="T14">);</text:span></text:p>
      <text:p text:style-name="P13"><text:span text:style-name="T3"><text:s text:c="8"/></text:span><text:span text:style-name="T21">return</text:span><text:span text:style-name="T3"> </text:span><text:span text:style-name="T16">1</text:span><text:span text:style-name="T14">;</text:span></text:p>
      <text:p text:style-name="P13"><text:span text:style-name="T3"><text:s text:c="4"/></text:span><text:span text:style-name="T14">}</text:span></text:p>
      <text:p text:style-name="P9"><text:s text:c="4"/></text:p>
      <text:p text:style-name="P13"><text:span text:style-name="T3"><text:s text:c="4"/></text:span><text:span text:style-name="T18">// Attache le handler d'interruption</text:span></text:p>
      <text:p text:style-name="P13"><text:span text:style-name="T3"><text:s text:c="4"/>SIGEV_INTR_INIT</text:span><text:span text:style-name="T14">(&amp;</text:span><text:span text:style-name="T3">event</text:span><text:span text:style-name="T14">);</text:span></text:p>
      <text:p text:style-name="P13"><text:span text:style-name="T3"><text:s text:c="4"/>interruptID </text:span><text:span text:style-name="T14">=</text:span><text:span text:style-name="T3"> InterruptAttach</text:span><text:span text:style-name="T14">(</text:span><text:span text:style-name="T3">IRQ1</text:span><text:span text:style-name="T14">,</text:span><text:span text:style-name="T3"> isr_handler</text:span><text:span text:style-name="T14">,</text:span><text:span text:style-name="T3"> </text:span><text:span text:style-name="T21">NULL</text:span><text:span text:style-name="T14">,</text:span><text:span text:style-name="T3"> </text:span><text:span text:style-name="T16">0</text:span><text:span text:style-name="T14">,</text:span><text:span text:style-name="T3"> _NTO_INTR_FLAGS_END</text:span><text:span text:style-name="T14">);</text:span></text:p>
      <text:p text:style-name="P9"><text:s text:c="4"/></text:p>
      <text:p text:style-name="P13"><text:span text:style-name="T3"><text:s text:c="4"/></text:span><text:span text:style-name="T18">// Boucle principale</text:span></text:p>
      <text:p text:style-name="P13"><text:span text:style-name="T3"><text:s text:c="4"/></text:span><text:span text:style-name="T21">while</text:span><text:span text:style-name="T14">(</text:span><text:span text:style-name="T3">nb_int </text:span><text:span text:style-name="T14">&lt;</text:span><text:span text:style-name="T3"> </text:span><text:span text:style-name="T16">20</text:span><text:span text:style-name="T14">)</text:span><text:span text:style-name="T3"> </text:span><text:span text:style-name="T14">{</text:span></text:p>
      <text:p text:style-name="P13"><text:span text:style-name="T3"><text:s text:c="8"/></text:span><text:span text:style-name="T18">// Attente d'une saisie d'une interruption</text:span></text:p>
      <text:p text:style-name="P13"><text:span text:style-name="T3"><text:s text:c="8"/>InterruptWait</text:span><text:span text:style-name="T14">(</text:span><text:span text:style-name="T21">NULL</text:span><text:span text:style-name="T14">,</text:span><text:span text:style-name="T3"> </text:span><text:span text:style-name="T21">NULL</text:span><text:span text:style-name="T14">);</text:span></text:p>
      <text:p text:style-name="P9"><text:s text:c="8"/></text:p>
      <text:p text:style-name="P13"><text:span text:style-name="T3"><text:s text:c="8"/>printf</text:span><text:span text:style-name="T14">(</text:span><text:span text:style-name="T23">"Le thread a recu l'interruption: %d\n"</text:span><text:span text:style-name="T14">,</text:span><text:span text:style-name="T3"> nb_int</text:span><text:span text:style-name="T14">);</text:span></text:p>
      <text:p text:style-name="P13"><text:span text:style-name="T3"><text:s text:c="4"/></text:span><text:span text:style-name="T14">}</text:span></text:p>
      <text:p text:style-name="P9"><text:s text:c="4"/></text:p>
      <text:p text:style-name="P13"><text:span text:style-name="T3"><text:s text:c="4"/>InterruptDetach</text:span><text:span text:style-name="T14">(</text:span><text:span text:style-name="T3">interruptID</text:span><text:span text:style-name="T14">);</text:span></text:p>
      <text:p text:style-name="P13"><text:span text:style-name="T3"><text:s text:c="4"/>printf</text:span><text:span text:style-name="T14">(</text:span><text:span text:style-name="T23">"Fin du programme\n"</text:span><text:span text:style-name="T14">);</text:span></text:p>
      <text:p text:style-name="P14">}</text:p>
      <text:p text:style-name="P9"/>
      <text:p text:style-name="P15">/**</text:p>
      <text:p text:style-name="P15"><text:s/>* Handler pour les ISR</text:p>
      <text:p text:style-name="P15"><text:s/>*/</text:p>
      <text:p text:style-name="P13"><text:span text:style-name="T11">const</text:span><text:span text:style-name="T3"> </text:span><text:span text:style-name="T11">struct</text:span><text:span text:style-name="T3"> sigevent</text:span><text:span text:style-name="T14">*</text:span><text:span text:style-name="T3"> isr_handler</text:span><text:span text:style-name="T14">(</text:span><text:span text:style-name="T11">void</text:span><text:span text:style-name="T3"> </text:span><text:span text:style-name="T14">*</text:span><text:span text:style-name="T3">arg</text:span><text:span text:style-name="T14">,</text:span><text:span text:style-name="T3"> </text:span><text:span text:style-name="T11">int</text:span><text:span text:style-name="T3"> id</text:span><text:span text:style-name="T14">)</text:span></text:p>
      <text:p text:style-name="P14">{</text:p>
      <text:p text:style-name="P13"><text:span text:style-name="T3"><text:s text:c="4"/>nb_int</text:span><text:span text:style-name="T14">++;</text:span></text:p>
      <text:p text:style-name="P9"><text:tab/></text:p>
      <text:p text:style-name="P13"><text:span text:style-name="T3"><text:s text:c="4"/></text:span><text:span text:style-name="T21">return</text:span><text:span text:style-name="T3"> </text:span><text:span text:style-name="T14">&amp;</text:span><text:span text:style-name="T3">event</text:span><text:span text:style-name="T14">;</text:span></text:p>
      <text:p text:style-name="P14">}</text:p>
      <text:h text:style-name="P35" text:outline-level="3">Résultat</text:h>
      <text:p text:style-name="Text_20_body"><text:span text:style-name="T1"/></text:p>
      <text:p text:style-name="P23"><text:span text:style-name="T26">#</text:span><text:span text:style-name="T30"> ./a.out</text:span></text:p>
      <text:p text:style-name="P27"><text:span text:style-name="T26">Le</text:span><text:span text:style-name="T7"> thread a recu l'interruption: 0</text:span></text:p>
      <text:p text:style-name="P27"><text:span text:style-name="T26">Le</text:span><text:span text:style-name="T7"> thread a recu l'interruption: 1</text:span></text:p>
      <text:p text:style-name="P27"><text:span text:style-name="T26">Le</text:span><text:span text:style-name="T7"> thread a recu l'interruption: 2</text:span></text:p>
      <text:p text:style-name="P27"><text:span text:style-name="T26">Le</text:span><text:span text:style-name="T7"> thread a recu l'interruption: 3</text:span></text:p>
      <text:p text:style-name="P27"><text:span text:style-name="T26">Le</text:span><text:span text:style-name="T7"> thread a recu l'interruption: 4</text:span></text:p>
      <text:p text:style-name="P27"><text:span text:style-name="T26">Le</text:span><text:span text:style-name="T7"> thread a recu l'interruption: 5</text:span></text:p>
      <text:p text:style-name="P27"><text:span text:style-name="T26">Le</text:span><text:span text:style-name="T7"> thread a recu l'interruption: 6</text:span></text:p>
      <text:p text:style-name="P27"><text:span text:style-name="T26">Le</text:span><text:span text:style-name="T7"> thread a recu l'interruption: 7</text:span></text:p>
      <text:p text:style-name="P27"><text:span text:style-name="T26">Le</text:span><text:span text:style-name="T7"> thread a recu l'interruption: 8</text:span></text:p>
      <text:p text:style-name="P27"><text:span text:style-name="T26">Le</text:span><text:span text:style-name="T7"> thread a recu l'interruption: 9</text:span></text:p>
      <text:p text:style-name="P27"><text:span text:style-name="T26">Le</text:span><text:span text:style-name="T7"> thread a recu l'interruption: 10</text:span></text:p>
      <text:p text:style-name="P27"><text:span text:style-name="T26">Le</text:span><text:span text:style-name="T7"> thread a recu l'interruption: 11</text:span></text:p>
      <text:p text:style-name="P27"><text:span text:style-name="T26">Le</text:span><text:span text:style-name="T7"> thread a recu l'interruption: 12</text:span></text:p>
      <text:p text:style-name="P27"><text:span text:style-name="T26">Le</text:span><text:span text:style-name="T7"> thread a recu l'interruption: 13</text:span></text:p>
      <text:p text:style-name="P27"><text:span text:style-name="T26">Le</text:span><text:span text:style-name="T7"> thread a recu l'interruption: 14</text:span></text:p>
      <text:p text:style-name="P27"><text:span text:style-name="T26">Le</text:span><text:span text:style-name="T7"> thread a recu l'interruption: 15</text:span></text:p>
      <text:p text:style-name="P27"><text:span text:style-name="T26">Le</text:span><text:span text:style-name="T7"> thread a recu l'interruption: 16</text:span></text:p>
      <text:p text:style-name="P27"><text:span text:style-name="T26">Le</text:span><text:span text:style-name="T7"> thread a recu l'interruption: 17</text:span></text:p>
      <text:p text:style-name="P27"><text:span text:style-name="T26">Le</text:span><text:span text:style-name="T7"> thread a recu l'interruption: 18</text:span></text:p>
      <text:p text:style-name="P27"><text:span text:style-name="T26">Le</text:span><text:span text:style-name="T7"> thread a recu l'interruption: 19</text:span></text:p>
      <text:p text:style-name="P27"><text:span text:style-name="T26">Le</text:span><text:span text:style-name="T7"> thread a recu l'interruption: 20</text:span></text:p>
      <text:p text:style-name="P27"><text:span text:style-name="T26">Le</text:span><text:span text:style-name="T7"> thread a recu l'interruption: 21</text:span></text:p>
      <text:p text:style-name="P27"><text:span text:style-name="T26">Le</text:span><text:span text:style-name="T7"> thread a recu l'interruption: 22</text:span></text:p>
      <text:p text:style-name="P27"><text:span text:style-name="T26">Le</text:span><text:span text:style-name="T7"> thread a recu l'interruption: 23</text:span></text:p>
      <text:p text:style-name="P27"><text:span text:style-name="T26">Le</text:span><text:span text:style-name="T7"> thread a recu l'interruption: 24</text:span></text:p>
      <text:p text:style-name="P27"><text:span text:style-name="T26">Le</text:span><text:span text:style-name="T7"> thread a recu l'interruption: 25</text:span></text:p>
      <text:p text:style-name="P27"><text:span text:style-name="T26">Le</text:span><text:span text:style-name="T7"> thread a recu l'interruption: 26</text:span></text:p>
      <text:p text:style-name="P27"><text:span text:style-name="T26">Le</text:span><text:span text:style-name="T7"> thread a recu l'interruption: 27</text:span></text:p>
      <text:p text:style-name="P27"><text:span text:style-name="T26">Le</text:span><text:span text:style-name="T7"> thread a recu l'interruption: 28</text:span></text:p>
      <text:p text:style-name="P27"><text:span text:style-name="T26">Le</text:span><text:span text:style-name="T7"> thread a recu l'interruption: 29</text:span></text:p>
      <text:p text:style-name="P27"><text:span text:style-name="T26">Le</text:span><text:span text:style-name="T7"> thread a recu l'interruption: 30</text:span></text:p>
      <text:p text:style-name="P27"><text:span text:style-name="T26">Le</text:span><text:span text:style-name="T7"> thread a recu l'interruption: 31</text:span></text:p>
      <text:p text:style-name="P27"><text:span text:style-name="T26">Le</text:span><text:span text:style-name="T7"> thread a recu l'interruption: 32</text:span></text:p>
      <text:p text:style-name="P27"><text:span text:style-name="T26">Le</text:span><text:span text:style-name="T7"> thread a recu l'interruption: 33</text:span></text:p>
      <text:p text:style-name="P27"><text:span text:style-name="T26">Le</text:span><text:span text:style-name="T7"> thread a recu l'interruption: 34</text:span></text:p>
      <text:p text:style-name="P27"><text:span text:style-name="T26">Le</text:span><text:span text:style-name="T7"> thread a recu l'interruption: 35</text:span></text:p>
      <text:p text:style-name="P27"><text:span text:style-name="T26">Le</text:span><text:span text:style-name="T7"> thread a recu l'interruption: 36</text:span></text:p>
      <text:p text:style-name="P27"><text:span text:style-name="T26">Le</text:span><text:span text:style-name="T7"> thread a recu l'interruption: 37</text:span></text:p>
      <text:p text:style-name="P27"><text:span text:style-name="T26">Le</text:span><text:span text:style-name="T7"> thread a recu l'interruption: 38</text:span></text:p>
      <text:p text:style-name="P27"><text:span text:style-name="T26">Le</text:span><text:span text:style-name="T7"> thread a recu l'interruption: 39</text:span></text:p>
      <text:p text:style-name="P27"><text:span text:style-name="T26">Le</text:span><text:span text:style-name="T7"> thread a recu l'interruption: 40</text:span></text:p>
      <text:p text:style-name="P27"><text:span text:style-name="T26">Le</text:span><text:span text:style-name="T7"> thread a recu l'interruption: 41</text:span></text:p>
      <text:p text:style-name="P27"><text:span text:style-name="T26">Le</text:span><text:span text:style-name="T7"> thread a recu l'interruption: 42</text:span></text:p>
      <text:p text:style-name="P27"><text:span text:style-name="T26">Le</text:span><text:span text:style-name="T7"> thread a recu l'interruption: 43</text:span></text:p>
      <text:p text:style-name="P27"><text:span text:style-name="T26">Le</text:span><text:span text:style-name="T7"> thread a recu l'interruption: 44</text:span></text:p>
      <text:p text:style-name="P27"><text:span text:style-name="T26">Le</text:span><text:span text:style-name="T7"> thread a recu l'interruption: 45</text:span></text:p>
      <text:p text:style-name="P27"><text:span text:style-name="T26">Le</text:span><text:span text:style-name="T7"> thread a recu l'interruption: 46</text:span></text:p>
      <text:p text:style-name="P27"><text:span text:style-name="T26">Le</text:span><text:span text:style-name="T7"> thread a recu l'interruption: 47</text:span></text:p>
      <text:p text:style-name="P27"><text:span text:style-name="T26">Le</text:span><text:span text:style-name="T7"> thread a recu l'interruption: 48</text:span></text:p>
      <text:p text:style-name="P27"><text:span text:style-name="T26">Le</text:span><text:span text:style-name="T7"> thread a recu l'interruption: 49</text:span></text:p>
      <text:p text:style-name="P27"><text:span text:style-name="T26">Le</text:span><text:span text:style-name="T7"> thread a recu l'interruption: 50</text:span></text:p>
      <text:p text:style-name="P27"><text:span text:style-name="T26">Le</text:span><text:span text:style-name="T7"> thread a recu l'interruption: 51</text:span></text:p>
      <text:p text:style-name="P27"><text:span text:style-name="T26">Le</text:span><text:span text:style-name="T7"> thread a recu l'interruption: 52</text:span></text:p>
      <text:p text:style-name="P27"><text:span text:style-name="T26">Le</text:span><text:span text:style-name="T7"> thread a recu l'interruption: 53</text:span></text:p>
      <text:p text:style-name="P27"><text:span text:style-name="T26">Le</text:span><text:span text:style-name="T7"> thread a recu l'interruption: 54</text:span></text:p>
      <text:p text:style-name="P27"><text:soft-page-break/><text:span text:style-name="T26">Le</text:span><text:span text:style-name="T7"> thread a recu l'interruption: 55</text:span></text:p>
      <text:p text:style-name="P27"><text:span text:style-name="T26">Le</text:span><text:span text:style-name="T7"> thread a recu l'interruption: 56</text:span></text:p>
      <text:p text:style-name="P27"><text:span text:style-name="T26">Le</text:span><text:span text:style-name="T7"> thread a recu l'interruption: 57</text:span></text:p>
      <text:p text:style-name="P27"><text:span text:style-name="T26">Le</text:span><text:span text:style-name="T7"> thread a recu l'interruption: 58</text:span></text:p>
      <text:p text:style-name="P27"><text:span text:style-name="T26">Le</text:span><text:span text:style-name="T7"> thread a recu l'interruption: 59</text:span></text:p>
      <text:p text:style-name="P27"><text:span text:style-name="T26">Le</text:span><text:span text:style-name="T7"> thread a recu l'interruption: 60</text:span></text:p>
      <text:p text:style-name="P27"><text:span text:style-name="T26">Le</text:span><text:span text:style-name="T7"> thread a recu l'interruption: 61</text:span></text:p>
      <text:p text:style-name="P27"><text:span text:style-name="T26">Le</text:span><text:span text:style-name="T7"> thread a recu l'interruption: 62</text:span></text:p>
      <text:p text:style-name="P27"><text:span text:style-name="T26">Le</text:span><text:span text:style-name="T7"> thread a recu l'interruption: 63</text:span></text:p>
      <text:p text:style-name="P27"><text:span text:style-name="T26">Le</text:span><text:span text:style-name="T7"> thread a recu l'interruption: 64</text:span></text:p>
      <text:p text:style-name="P27"><text:span text:style-name="T26">Le</text:span><text:span text:style-name="T7"> thread a recu l'interruption: 65</text:span></text:p>
      <text:p text:style-name="P27"><text:span text:style-name="T26">Le</text:span><text:span text:style-name="T7"> thread a recu l'interruption: 66</text:span></text:p>
      <text:p text:style-name="P27"><text:span text:style-name="T26">Le</text:span><text:span text:style-name="T7"> thread a recu l'interruption: 67</text:span></text:p>
      <text:p text:style-name="P27"><text:span text:style-name="T26">Le</text:span><text:span text:style-name="T7"> thread a recu l'interruption: 68</text:span></text:p>
      <text:p text:style-name="P27"><text:span text:style-name="T26">Le</text:span><text:span text:style-name="T7"> thread a recu l'interruption: 69</text:span></text:p>
      <text:p text:style-name="P27"><text:span text:style-name="T26">Le</text:span><text:span text:style-name="T7"> thread a recu l'interruption: 70</text:span></text:p>
      <text:p text:style-name="P27"><text:span text:style-name="T26">Le</text:span><text:span text:style-name="T7"> thread a recu l'interruption: 71</text:span></text:p>
      <text:p text:style-name="P27"><text:span text:style-name="T26">Le</text:span><text:span text:style-name="T7"> thread a recu l'interruption: 72</text:span></text:p>
      <text:p text:style-name="P27"><text:span text:style-name="T26">Le</text:span><text:span text:style-name="T7"> thread a recu l'interruption: 73</text:span></text:p>
      <text:p text:style-name="P27"><text:span text:style-name="T26">Le</text:span><text:span text:style-name="T7"> thread a recu l'interruption: 74</text:span></text:p>
      <text:p text:style-name="P27"><text:span text:style-name="T26">Le</text:span><text:span text:style-name="T7"> thread a recu l'interruption: 75</text:span></text:p>
      <text:p text:style-name="P27"><text:span text:style-name="T26">Le</text:span><text:span text:style-name="T7"> thread a recu l'interruption: 76</text:span></text:p>
      <text:p text:style-name="P27"><text:span text:style-name="T26">Le</text:span><text:span text:style-name="T7"> thread a recu l'interruption: 77</text:span></text:p>
      <text:p text:style-name="P27"><text:span text:style-name="T26">Le</text:span><text:span text:style-name="T7"> thread a recu l'interruption: 78</text:span></text:p>
      <text:p text:style-name="P27"><text:span text:style-name="T26">Le</text:span><text:span text:style-name="T7"> thread a recu l'interruption: 79</text:span></text:p>
      <text:p text:style-name="P27"><text:span text:style-name="T26">Le</text:span><text:span text:style-name="T7"> thread a recu l'interruption: 80</text:span></text:p>
      <text:p text:style-name="P27"><text:span text:style-name="T26">Le</text:span><text:span text:style-name="T7"> thread a recu l'interruption: 81</text:span></text:p>
      <text:p text:style-name="P27"><text:span text:style-name="T26">Le</text:span><text:span text:style-name="T7"> thread a recu l'interruption: 82</text:span></text:p>
      <text:p text:style-name="P27"><text:span text:style-name="T26">Le</text:span><text:span text:style-name="T7"> thread a recu l'interruption: 83</text:span></text:p>
      <text:p text:style-name="P27"><text:span text:style-name="T26">Le</text:span><text:span text:style-name="T7"> thread a recu l'interruption: 84</text:span></text:p>
      <text:p text:style-name="P27"><text:span text:style-name="T26">Le</text:span><text:span text:style-name="T7"> thread a recu l'interruption: 85</text:span></text:p>
      <text:p text:style-name="P27"><text:span text:style-name="T26">Le</text:span><text:span text:style-name="T7"> thread a recu l'interruption: 86</text:span></text:p>
      <text:p text:style-name="P27"><text:span text:style-name="T26">Le</text:span><text:span text:style-name="T7"> thread a recu l'interruption: 87</text:span></text:p>
      <text:p text:style-name="P27"><text:span text:style-name="T26">Le</text:span><text:span text:style-name="T7"> thread a recu l'interruption: 88</text:span></text:p>
      <text:p text:style-name="P27"><text:span text:style-name="T26">Le</text:span><text:span text:style-name="T7"> thread a recu l'interruption: 89</text:span></text:p>
      <text:p text:style-name="P27"><text:span text:style-name="T26">Le</text:span><text:span text:style-name="T7"> thread a recu l'interruption: 90</text:span></text:p>
      <text:p text:style-name="P27"><text:span text:style-name="T26">Le</text:span><text:span text:style-name="T7"> thread a recu l'interruption: 91</text:span></text:p>
      <text:p text:style-name="P27"><text:span text:style-name="T26">Le</text:span><text:span text:style-name="T7"> thread a recu l'interruption: 92</text:span></text:p>
      <text:p text:style-name="P27"><text:span text:style-name="T26">Le</text:span><text:span text:style-name="T7"> thread a recu l'interruption: 93</text:span></text:p>
      <text:p text:style-name="P27"><text:span text:style-name="T26">Le</text:span><text:span text:style-name="T7"> thread a recu l'interruption: 94</text:span></text:p>
      <text:p text:style-name="P27"><text:span text:style-name="T26">Le</text:span><text:span text:style-name="T7"> thread a recu l'interruption: 95</text:span></text:p>
      <text:p text:style-name="P27"><text:span text:style-name="T26">Le</text:span><text:span text:style-name="T7"> thread a recu l'interruption: 96</text:span></text:p>
      <text:p text:style-name="P27"><text:span text:style-name="T26">Le</text:span><text:span text:style-name="T7"> thread a recu l'interruption: 97</text:span></text:p>
      <text:p text:style-name="P27"><text:span text:style-name="T26">Le</text:span><text:span text:style-name="T7"> thread a recu l'interruption: 98</text:span></text:p>
      <text:p text:style-name="P27"><text:span text:style-name="T26">Le</text:span><text:span text:style-name="T7"> thread a recu l'interruption: 99</text:span></text:p>
      <text:p text:style-name="P28">#</text:p>
      <text:p text:style-name="P20"/>
      <text:h text:style-name="P35" text:outline-level="3">Compilation</text:h>
      <text:p text:style-name="Text_20_body"><text:span text:style-name="T1"/></text:p>
      <text:p text:style-name="P26"><text:span text:style-name="T26">#</text:span><text:span text:style-name="T7"> qcc ihElem.c -v</text:span></text:p>
      <text:p text:style-name="P27"><text:span text:style-name="T26">cc:</text:span><text:span text:style-name="T7"> looking</text:span><text:span text:style-name="T22"> for</text:span><text:span text:style-name="T6"> gcc_ntox86 </text:span><text:span text:style-name="T22">in</text:span><text:span text:style-name="T6"> /usr/qnx632/host/qnx6/x86/etc/qcc/gcc/2.95.3/gcc_ntox86</text:span><text:span text:style-name="T28">++</text:span><text:span text:style-name="T6">.conf</text:span></text:p>
      <text:p text:style-name="P27"><text:span text:style-name="T27">cc:</text:span><text:span text:style-name="T6"> looking</text:span><text:span text:style-name="T22"> for</text:span><text:span text:style-name="T6"> gcc_ntox86</text:span><text:span text:style-name="T22"> in</text:span><text:span text:style-name="T6"> /usr/qnx632/host/qnx6/x86/etc/qcc/gcc/2.95.3/gcc_ntox86.conf</text:span></text:p>
      <text:p text:style-name="P27"><text:span text:style-name="T6">/usr/qnx632/host/qnx6/x86/usr/lib/gcc-lib/ntox86/2.95.3/cpp0 -nostdinc -D__LANGUAGE_C -D_LANGUAGE_C -D__QNX__ -D__QNXNTO__ -D__GNUC__</text:span><text:span text:style-name="T28">=</text:span><text:span text:style-name="T6">2 -D__GNUC_MINOR__</text:span><text:span text:style-name="T28">=</text:span><text:span text:style-name="T6">95 -D__unix__ -D__unix -D__ELF__ -D__X86__ -D__i386__ -D__LITTLEENDIAN__ -Acpu(386) -Acpu(i386) -Amachine(i386) -Asystem(unix) -Asystem(nto) -Asystem(qnx) -Asystem(qnxnto) -idirafter /usr/qnx632/target/qnx6/usr/include -lang-c ihElem.c -o - </text:span><text:span text:style-name="T28">|</text:span><text:span text:style-name="T6"> </text:span><text:span text:style-name="T27">\</text:span></text:p>
      <text:p text:style-name="P27"><text:span text:style-name="T6"><text:s/>/usr/qnx632/host/qnx6/x86/usr/lib/gcc-lib/ntox86/2.95.3/cc1 -quiet -dumpbase ihElem.c -o - </text:span><text:span text:style-name="T28">|</text:span><text:span text:style-name="T27"> \</text:span></text:p>
      <text:p text:style-name="P24"><text:s/>/usr/qnx632/host/qnx6/x86/usr/bin/ntox86-as -o ihElem.o</text:p>
      <text:p text:style-name="P24">/usr/qnx632/host/qnx6/x86/usr/bin/ntox86-ld -b elf32-i386 -m i386nto --dynamic-linker /usr/lib/ldqnx.so.2 -rpath-link /usr/qnx632/target/qnx6/x86/lib:/usr/qnx632/target/qnx6/x86/usr/lib:/usr/qnx632/target/qnx6/x86/</text:p>
      <text:p text:style-name="P27"><text:span text:style-name="T27">lib</text:span><text:span text:style-name="T6">/gcc/2.95.3:/usr/qnx632/target/qnx6/x86/opt/lib /usr/qnx632/target/qnx6/x86/lib/crt1.o /usr/qnx632/target/qnx6/x86/lib/crti.o /usr/qnx632/target/qnx6/x86/lib/crtbegin.o ihElem.o -o a.out -Y/usr/qnx632/target/qnx6/x86/lib:/usr/qnx632/target/qnx6/x86/usr/lib:/usr/qnx632/target/qnx6/x86/opt/lib -L/usr/qnx632/host/qnx6/x86/usr/lib/gcc-lib/ntox86/2.95.3 -L/usr/qnx632/target/qnx6/x86/lib/gcc/2.95.3 -L/usr/qnx632/target/qnx6/usr/ntox86/lib -L/usr/qnx632/target/qnx6/x86/lib -L/usr/qnx632/target/qnx6/x86/usr/lib -L/usr/qnx632/target/qnx6/x86/opt/lib /usr/qnx632/host/qnx6/x86/usr/lib/gcc-lib/ntox86/2.95.3/libgcc.a -lc -dn -Bstatic -lc /usr/qnx632/host/qnx6/x86/usr/lib/gcc-lib/ntox86/2.95.3/libgcc.a /usr/qnx632/target/qnx6/x86/lib/crtend.o /usr/qnx632/target/qnx6/x86/lib/crtn.o</text:span></text:p>
      <text:p text:style-name="P27"><text:span text:style-name="T27">cc:</text:span><text:span text:style-name="T6"> unlinking ihElem.o</text:span></text:p>
      <text:p text:style-name="P27"><text:span text:style-name="T27">#</text:span></text:p>
      <text:h text:style-name="P33" text:outline-level="3"/>
      <text:h text:style-name="P35" text:outline-level="3">Résultat de la commande env</text:h>
      <text:p text:style-name="Text_20_body"><text:span text:style-name="T1"/></text:p>
      <text:p text:style-name="P23"><text:span text:style-name="T26">#</text:span><text:span text:style-name="T30"> env</text:span></text:p>
      <text:p text:style-name="P27"><text:span text:style-name="T26">_</text:span><text:span text:style-name="T28">=</text:span><text:span text:style-name="T6">/usr/bin/env</text:span></text:p>
      <text:p text:style-name="P27"><text:span text:style-name="T27">QNX_CONFIGURATION</text:span><text:span text:style-name="T28">=</text:span><text:span text:style-name="T6">/etc/qnx</text:span></text:p>
      <text:p text:style-name="P27"><text:span text:style-name="T22">PATH</text:span><text:span text:style-name="T28">=</text:span><text:span text:style-name="T6">/sbin:/usr/sbin:/bin:/usr/bin:/usr/photon/bin:/usr/photon/appbuilder:/opt/X11R6/bin:/usr/X11R6/bin:/usr/local/bin:/opt/bin:/opt/sbin:/usr/qnx632/host/qnx6/x86/usr/bin:/usr/qnx632/host/qnx6/x86/usr/sbin:/usr/qnx632/host/qnx6/x86/sbin:/usr/qnx632/host/qnx6/x86/bin:/usr/qnx632/host/qnx6/x86/usr/photon/appbuilder</text:span></text:p>
      <text:p text:style-name="P27"><text:span text:style-name="T27">PHOTON</text:span><text:span text:style-name="T28">=</text:span><text:span text:style-name="T6">/dev/photon</text:span></text:p>
      <text:p text:style-name="P27"><text:span text:style-name="T27">ABLPATH</text:span><text:span text:style-name="T28">=</text:span><text:span text:style-name="T6">/usr/photon/translations</text:span></text:p>
      <text:p text:style-name="P27"><text:span text:style-name="T27">SHELL</text:span><text:span text:style-name="T28">=</text:span><text:span text:style-name="T6">/bin/sh</text:span></text:p>
      <text:p text:style-name="P27"><text:span text:style-name="T27">MAKEFLAGS</text:span><text:span text:style-name="T28">=</text:span><text:span text:style-name="T6">-I/usr/qnx632/target/qnx6/usr/include</text:span></text:p>
      <text:p text:style-name="P27"><text:span text:style-name="T27">PHFONT</text:span><text:span text:style-name="T28">=</text:span><text:span text:style-name="T6">/dev/phfont</text:span></text:p>
      <text:p text:style-name="P27"><text:span text:style-name="T27">PHIG</text:span><text:span text:style-name="T28">=</text:span><text:span text:style-name="T6">1</text:span></text:p>
      <text:p text:style-name="P27"><text:span text:style-name="T27">HOSTNAME</text:span><text:span text:style-name="T28">=</text:span><text:span text:style-name="T6">QNX_RT_3</text:span></text:p>
      <text:p text:style-name="P27"><text:span text:style-name="T27">TMPDIR</text:span><text:span text:style-name="T28">=</text:span><text:span text:style-name="T6">/tmp</text:span></text:p>
      <text:p text:style-name="P27"><text:span text:style-name="T27">QNX_HELP_HOME_PAGE</text:span><text:span text:style-name="T28">=</text:span><text:span text:style-name="T6">/usr/qnx632/target/qnx6/usr/help/product/momentics/bookset.html</text:span></text:p>
      <text:p text:style-name="P27"><text:span text:style-name="T27">PHTK_PATH</text:span><text:span text:style-name="T28">=</text:span><text:span text:style-name="T6">/usr/photon</text:span></text:p>
      <text:p text:style-name="P27"><text:span text:style-name="T27">PROCESSOR</text:span><text:span text:style-name="T28">=</text:span><text:span text:style-name="T6">x86</text:span></text:p>
      <text:p text:style-name="P27"><text:span text:style-name="T27">LD_LIBRARY_PATH</text:span><text:span text:style-name="T28">=</text:span><text:span text:style-name="T6">/proc/boot:/lib:/usr/lib:/lib/dll:/opt/lib:/usr/photon/lib:/usr/photon/dll:/usr/local/lib:/</text:span></text:p>
      <text:p text:style-name="P27"><text:span text:style-name="T27">opt</text:span><text:span text:style-name="T6">/X11R6/lib:/usr/X11R6/lib</text:span></text:p>
      <text:p text:style-name="P27"><text:span text:style-name="T27">PHWM</text:span><text:span text:style-name="T28">=</text:span><text:span text:style-name="T6">pwm</text:span></text:p>
      <text:p text:style-name="P27"><text:span text:style-name="T27">HOME</text:span><text:span text:style-name="T28">=</text:span><text:span text:style-name="T6">/root</text:span></text:p>
      <text:p text:style-name="P27"><text:span text:style-name="T27">DISPLAY</text:span><text:span text:style-name="T28">=</text:span><text:span text:style-name="T6">127.1:0</text:span></text:p>
      <text:p text:style-name="P27"><text:span text:style-name="T27">QNX_HOST</text:span><text:span text:style-name="T28">=</text:span><text:span text:style-name="T6">/usr/qnx632/host/qnx6/x86</text:span></text:p>
      <text:p text:style-name="P27"><text:span text:style-name="T27">USER_NAME</text:span><text:span text:style-name="T28">=</text:span><text:span text:style-name="T6">/dev/photon</text:span></text:p>
      <text:p text:style-name="P27"><text:span text:style-name="T27">QNX_TARGET</text:span><text:span text:style-name="T28">=</text:span><text:span text:style-name="T6">/usr/qnx632/target/qnx6</text:span></text:p>
      <text:p text:style-name="P27"><text:span text:style-name="T27">PHINSTANCE</text:span><text:span text:style-name="T28">=</text:span><text:span text:style-name="T6">1</text:span></text:p>
      <text:p text:style-name="P27"><text:span text:style-name="T27">TERM</text:span><text:span text:style-name="T28">=</text:span><text:span text:style-name="T6">qansi-m</text:span></text:p>
      <text:p text:style-name="P27"><text:span text:style-name="T27">PHOTON2_PATH</text:span><text:span text:style-name="T28">=</text:span><text:span text:style-name="T6">/usr/photon</text:span></text:p>
      <text:p text:style-name="P27"><text:span text:style-name="T27">ABLANG</text:span><text:span text:style-name="T28">=</text:span><text:span text:style-name="T6">en_US</text:span></text:p>
      <text:p text:style-name="P27"><text:span text:style-name="T27">PHOTON_PATH</text:span><text:span text:style-name="T28">=</text:span><text:span text:style-name="T6">/usr/photon</text:span></text:p>
      <text:p text:style-name="P27"><text:span text:style-name="T27">QNX_HELP_PATH</text:span><text:span text:style-name="T28">=</text:span><text:span text:style-name="T6">/usr/qnx632/target/qnx6/usr/help/product</text:span></text:p>
      <text:p text:style-name="P27"><text:span text:style-name="T27">FONTSLEUTH</text:span><text:span text:style-name="T28">=</text:span><text:span text:style-name="T6">/dev/fontsleuthctrl</text:span></text:p>
      <text:p text:style-name="P27"><text:span text:style-name="T27">PHSTART</text:span><text:span text:style-name="T28">=</text:span><text:span text:style-name="T6">1</text:span></text:p>
      <text:p text:style-name="P27"><text:span text:style-name="T27">SYSNAME</text:span><text:span text:style-name="T28">=</text:span><text:span text:style-name="T6">nto</text:span></text:p>
      <text:p text:style-name="P27"><text:span text:style-name="T27">LOGNAME</text:span><text:span text:style-name="T28">=</text:span><text:span text:style-name="T6">root</text:span></text:p>
      <text:h text:style-name="P39" text:outline-level="2">I-H pour le port parallèle</text:h>
      <text:h text:style-name="Heading_20_3" text:outline-level="3">Présentation du test réalisé</text:h>
      <text:h text:style-name="P36" text:outline-level="4"/>
      <text:p text:style-name="P18"><text:tab/>Pour ce test, nous avons choisis de lancer un thread qui va écrire en continu sur le port parallèle et enregistrer le temps CPU à chaque génération d'interruption. On a ensuite armé un gestionnaire d'interruption sur le port parallèle qui, lorsqu'il reçoit une interruption, enregistre le temps CPU dans une variable. Notre thread principal va se mettre en attente interruption et lorsqu'il en aura recu une, il affichera le temps pour l'envoi de l'interruption et le temps total jusqu’à ce que celle-ci le débloque.</text:p>
      <text:p text:style-name="P18"/>
      <text:p text:style-name="P18"><text:tab/>Finalement, on affichera la moyenne de ces valeurs.</text:p>
      <text:p text:style-name="P18"/>
      <text:h text:style-name="Heading_20_3" text:outline-level="3"/>
      <text:h text:style-name="P34" text:outline-level="3">Code</text:h>
      <text:p text:style-name="Text_20_body"/>
      <text:p text:style-name="P30">#include &lt;stdio.h&gt;</text:p>
      <text:p text:style-name="P27"><text:span text:style-name="T31">#include &lt;stdlib.h&gt; <text:s text:c="8"/></text:span><text:span text:style-name="T19">/* pour EXIT_* */</text:span></text:p>
      <text:p text:style-name="P27"><text:span text:style-name="T31">#include &lt;stdint.h&gt; <text:s text:c="8"/></text:span><text:span text:style-name="T19">/* pour uintptr_t */</text:span></text:p>
      <text:p text:style-name="P27"><text:span text:style-name="T31">#include &lt;hw/inout.h&gt; <text:s text:c="6"/></text:span><text:span text:style-name="T19">/* pour les fonctions in*() et out*()*/</text:span></text:p>
      <text:p text:style-name="P27"><text:span text:style-name="T31">#include &lt;sys/neutrino.h&gt; <text:s text:c="2"/></text:span><text:span text:style-name="T19">/* for ThreadCtl() */</text:span></text:p>
      <text:p text:style-name="P27"><text:span text:style-name="T31">#include &lt;sys/syspage.h&gt; <text:s text:c="3"/></text:span><text:span text:style-name="T19">/* for for cycles_per_second */</text:span></text:p>
      <text:p text:style-name="P27"><text:span text:style-name="T31">#include &lt;sys/mman.h&gt; <text:s text:c="6"/></text:span><text:span text:style-name="T19">/* for mmap_device_io() */</text:span></text:p>
      <text:p text:style-name="P25"/>
      <text:p text:style-name="P31">/* The Neutrino IO port used here corresponds to a single register, which is</text:p>
      <text:p text:style-name="P31">* one byte long */</text:p>
      <text:p text:style-name="P29">#define PORT_LENGTH 1 </text:p>
      <text:p text:style-name="P25"/>
      <text:p text:style-name="P31">/* The first parallel port usually starts at 0x378. Each parallel port is</text:p>
      <text:p text:style-name="P31">* three bytes wide. The first byte is the Data register, the second byte is</text:p>
      <text:p text:style-name="P31">* the Status register, the third byte is the Control register. */</text:p>
      <text:p text:style-name="P29">#define CTRL_ADDRESS 0x37a</text:p>
      <text:p text:style-name="P31">/* bit 2 = printer initialisation (high to initialise)</text:p>
      <text:p text:style-name="P31">* bit 4 = hardware IRQ (high to enable) */</text:p>
      <text:p text:style-name="P29">#define INIT_BIT 0x04</text:p>
      <text:p text:style-name="P29">#define INTR_BIT 0x10</text:p>
      <text:p text:style-name="P25"/>
      <text:p text:style-name="P29">#define LOW 0x00</text:p>
      <text:p text:style-name="P29">#define HIGH 0xFF</text:p>
      <text:p text:style-name="P29">#define DATA_ADDRESS 0x378</text:p>
      <text:p text:style-name="P29">#define CTRL_ADDRESS 0x37a</text:p>
      <text:p text:style-name="P25"/>
      <text:p text:style-name="P29">#define PARALLELIRQ 0x07</text:p>
      <text:p text:style-name="P29">#define MAX_COUNT 1000</text:p>
      <text:p text:style-name="P29">#define NB_MESURES 100</text:p>
      <text:p text:style-name="P25"/>
      <text:p text:style-name="P27"><text:span text:style-name="T12">void</text:span><text:span text:style-name="T15">*</text:span><text:span text:style-name="T6"> int_thread</text:span><text:span text:style-name="T15">(</text:span><text:span text:style-name="T13">void</text:span><text:span text:style-name="T15">*</text:span><text:span text:style-name="T6"> arg</text:span><text:span text:style-name="T15">);</text:span></text:p>
      <text:p text:style-name="P27"><text:span text:style-name="T13">extern</text:span><text:span text:style-name="T6"> </text:span><text:span text:style-name="T13">const</text:span><text:span text:style-name="T6"> </text:span><text:span text:style-name="T13">struct</text:span><text:span text:style-name="T6"> sigevent</text:span><text:span text:style-name="T15">*</text:span><text:span text:style-name="T6"> interrupt_handler</text:span><text:span text:style-name="T15">(</text:span><text:span text:style-name="T13">void</text:span><text:span text:style-name="T15">*,</text:span><text:span text:style-name="T6"> </text:span><text:span text:style-name="T13">int</text:span><text:span text:style-name="T15">);</text:span></text:p>
      <text:p text:style-name="P24"/>
      <text:p text:style-name="P27"><text:span text:style-name="T13">struct</text:span><text:span text:style-name="T6"> sigevent event</text:span><text:span text:style-name="T15">;</text:span></text:p>
      <text:p text:style-name="P24"/>
      <text:p text:style-name="P27"><text:span text:style-name="T6">uint64_t clock_cycles</text:span><text:span text:style-name="T15">[</text:span><text:span text:style-name="T17">3</text:span><text:span text:style-name="T15">];</text:span></text:p>
      <text:p text:style-name="P24"/>
      <text:p text:style-name="P27"><text:span text:style-name="T13">int</text:span><text:span text:style-name="T6"> main</text:span><text:span text:style-name="T15">(</text:span><text:span text:style-name="T13">void</text:span><text:span text:style-name="T15">)</text:span></text:p>
      <text:p text:style-name="P22">{</text:p>
      <text:p text:style-name="P27"><text:span text:style-name="T6"><text:s text:c="4"/>uint64_t cps</text:span><text:span text:style-name="T15">;</text:span></text:p>
      <text:p text:style-name="P27"><text:span text:style-name="T6"><text:s text:c="4"/></text:span><text:span text:style-name="T13">int</text:span><text:span text:style-name="T6"> intr_id</text:span><text:span text:style-name="T15">,</text:span><text:span text:style-name="T6"> nb_mesure</text:span><text:span text:style-name="T15">;</text:span></text:p>
      <text:p text:style-name="P27"><text:span text:style-name="T6"><text:s text:c="4"/></text:span><text:span text:style-name="T13">float</text:span><text:span text:style-name="T6"> temps_envoi</text:span><text:span text:style-name="T15">;</text:span></text:p>
      <text:p text:style-name="P27"><text:span text:style-name="T6"><text:s text:c="4"/></text:span><text:span text:style-name="T13">float</text:span><text:span text:style-name="T6"> temps_total</text:span><text:span text:style-name="T15">;</text:span></text:p>
      <text:p text:style-name="P27"><text:span text:style-name="T6"><text:s text:c="4"/></text:span><text:span text:style-name="T13">float</text:span><text:span text:style-name="T6"> moyenne_envoi </text:span><text:span text:style-name="T15">=</text:span><text:span text:style-name="T6"> </text:span><text:span text:style-name="T17">0</text:span><text:span text:style-name="T15">;</text:span></text:p>
      <text:p text:style-name="P27"><text:span text:style-name="T6"><text:s text:c="4"/></text:span><text:span text:style-name="T13">float</text:span><text:span text:style-name="T6"> moyenne_total </text:span><text:span text:style-name="T15">=</text:span><text:span text:style-name="T6"> </text:span><text:span text:style-name="T17">0</text:span><text:span text:style-name="T15">;</text:span></text:p>
      <text:p text:style-name="P24"/>
      <text:p text:style-name="P27"><text:span text:style-name="T6"><text:s text:c="4"/>pthread_t th</text:span><text:span text:style-name="T15">;</text:span></text:p>
      <text:p text:style-name="P24"/>
      <text:p text:style-name="P27"><text:span text:style-name="T6"><text:s text:c="4"/></text:span><text:span text:style-name="T20">/* Give this thread root permissions to access the hardware */</text:span></text:p>
      <text:p text:style-name="P27"><text:span text:style-name="T6"><text:s text:c="4"/></text:span><text:span text:style-name="T22">if</text:span><text:span text:style-name="T15">(</text:span><text:span text:style-name="T6">ThreadCtl</text:span><text:span text:style-name="T15">(</text:span><text:span text:style-name="T6"> _NTO_TCTL_IO</text:span><text:span text:style-name="T15">,</text:span><text:span text:style-name="T6"> </text:span><text:span text:style-name="T22">NULL</text:span><text:span text:style-name="T6"> </text:span><text:span text:style-name="T15">)</text:span><text:span text:style-name="T6"> </text:span><text:span text:style-name="T15">==</text:span><text:span text:style-name="T6"> </text:span><text:span text:style-name="T15">-</text:span><text:span text:style-name="T17">1</text:span><text:span text:style-name="T15">)</text:span><text:span text:style-name="T6"> </text:span><text:span text:style-name="T15">{</text:span></text:p>
      <text:p text:style-name="P27"><text:span text:style-name="T6"><text:s text:c="8"/>printf</text:span><text:span text:style-name="T15">(</text:span><text:span text:style-name="T6"> </text:span><text:span text:style-name="T24">"Can't get root permissions\n"</text:span><text:span text:style-name="T6"> </text:span><text:span text:style-name="T15">);</text:span></text:p>
      <text:p text:style-name="P27"><text:span text:style-name="T6"><text:s text:c="8"/></text:span><text:span text:style-name="T22">return</text:span><text:span text:style-name="T6"> </text:span><text:span text:style-name="T15">-</text:span><text:span text:style-name="T17">1</text:span><text:span text:style-name="T15">;</text:span></text:p>
      <text:p text:style-name="P27"><text:span text:style-name="T6"><text:s text:c="4"/></text:span><text:span text:style-name="T15">}</text:span></text:p>
      <text:p text:style-name="P24"/>
      <text:p text:style-name="P27"><text:span text:style-name="T6"><text:s text:c="4"/></text:span><text:span text:style-name="T22">if</text:span><text:span text:style-name="T15">(</text:span><text:span text:style-name="T6">pthread_create</text:span><text:span text:style-name="T15">(&amp;</text:span><text:span text:style-name="T6">th</text:span><text:span text:style-name="T15">,</text:span><text:span text:style-name="T22">NULL</text:span><text:span text:style-name="T15">,</text:span><text:span text:style-name="T6"> int_thread</text:span><text:span text:style-name="T15">,</text:span><text:span text:style-name="T22">NULL</text:span><text:span text:style-name="T15">)</text:span><text:span text:style-name="T6"> </text:span><text:span text:style-name="T15">!=</text:span><text:span text:style-name="T6"> </text:span><text:span text:style-name="T17">0</text:span><text:span text:style-name="T15">){</text:span></text:p>
      <text:p text:style-name="P27"><text:span text:style-name="T6"><text:s text:c="8"/>printf</text:span><text:span text:style-name="T15">(</text:span><text:span text:style-name="T24">"Impossible de créer le thread\n"</text:span><text:span text:style-name="T15">);</text:span></text:p>
      <text:p text:style-name="P27"><text:soft-page-break/><text:span text:style-name="T6"><text:s text:c="4"/></text:span><text:span text:style-name="T15">}</text:span></text:p>
      <text:p text:style-name="P24"/>
      <text:p text:style-name="P27"><text:span text:style-name="T6"><text:s text:c="4"/></text:span><text:span text:style-name="T20">/* Tell the kernel to attach an interrupt signal event to this thread */</text:span></text:p>
      <text:p text:style-name="P27"><text:span text:style-name="T6"><text:s text:c="4"/>event</text:span><text:span text:style-name="T15">.</text:span><text:span text:style-name="T6">sigev_notify </text:span><text:span text:style-name="T15">=</text:span><text:span text:style-name="T6"> SIGEV_INTR</text:span><text:span text:style-name="T15">;</text:span></text:p>
      <text:p text:style-name="P27"><text:span text:style-name="T6"><text:s text:c="4"/></text:span><text:span text:style-name="T22">if</text:span><text:span text:style-name="T15">(</text:span><text:span text:style-name="T6">intr_id </text:span><text:span text:style-name="T15">=</text:span><text:span text:style-name="T6"> InterruptAttach</text:span><text:span text:style-name="T15">(</text:span><text:span text:style-name="T6">PARALLELIRQ</text:span><text:span text:style-name="T15">,</text:span><text:span text:style-name="T6"> interrupt_handler</text:span><text:span text:style-name="T15">,</text:span><text:span text:style-name="T6"> </text:span><text:span text:style-name="T22">NULL</text:span><text:span text:style-name="T15">,</text:span><text:span text:style-name="T6"> </text:span><text:span text:style-name="T17">0</text:span><text:span text:style-name="T15">,</text:span><text:span text:style-name="T6"> _NTO_INTR_FLAGS_END</text:span><text:span text:style-name="T15">)</text:span><text:span text:style-name="T6"> </text:span><text:span text:style-name="T15">==</text:span><text:span text:style-name="T6"> </text:span><text:span text:style-name="T15">-</text:span><text:span text:style-name="T17">1</text:span><text:span text:style-name="T15">)</text:span><text:span text:style-name="T6"> </text:span><text:span text:style-name="T15">{</text:span></text:p>
      <text:p text:style-name="P27"><text:span text:style-name="T6"><text:s text:c="8"/>printf</text:span><text:span text:style-name="T15">(</text:span><text:span text:style-name="T6"> </text:span><text:span text:style-name="T24">"Couldn't attach event to IRQ %d\n"</text:span><text:span text:style-name="T15">,</text:span><text:span text:style-name="T6"> PARALLELIRQ </text:span><text:span text:style-name="T15">);</text:span></text:p>
      <text:p text:style-name="P27"><text:span text:style-name="T6"><text:s text:c="8"/></text:span><text:span text:style-name="T22">return</text:span><text:span text:style-name="T6"> EXIT_FAILURE</text:span><text:span text:style-name="T15">;</text:span></text:p>
      <text:p text:style-name="P27"><text:span text:style-name="T6"><text:s text:c="4"/></text:span><text:span text:style-name="T15">}</text:span></text:p>
      <text:p text:style-name="P24"><text:s text:c="4"/></text:p>
      <text:p text:style-name="P27"><text:span text:style-name="T6"><text:s text:c="4"/></text:span><text:span text:style-name="T20">/* Find out how many CPU cycles there are per second */</text:span></text:p>
      <text:p text:style-name="P27"><text:span text:style-name="T6"><text:s text:c="4"/>cps </text:span><text:span text:style-name="T15">=</text:span><text:span text:style-name="T6"> SYSPAGE_ENTRY</text:span><text:span text:style-name="T15">(</text:span><text:span text:style-name="T6">qtime</text:span><text:span text:style-name="T15">)-&gt;</text:span><text:span text:style-name="T6">cycles_per_sec</text:span><text:span text:style-name="T15">;</text:span></text:p>
      <text:p text:style-name="P24"/>
      <text:p text:style-name="P27"><text:span text:style-name="T6"><text:s text:c="4"/></text:span><text:span text:style-name="T22">for</text:span><text:span text:style-name="T15">(</text:span><text:span text:style-name="T6">nb_mesure</text:span><text:span text:style-name="T15">=</text:span><text:span text:style-name="T17">0</text:span><text:span text:style-name="T15">;</text:span><text:span text:style-name="T6"> nb_mesure </text:span><text:span text:style-name="T15">&lt;</text:span><text:span text:style-name="T6"> NB_MESURES</text:span><text:span text:style-name="T15">;</text:span><text:span text:style-name="T6"> nb_mesure</text:span><text:span text:style-name="T15">++)</text:span><text:span text:style-name="T6"> </text:span><text:span text:style-name="T15">{</text:span></text:p>
      <text:p text:style-name="P27"><text:span text:style-name="T6"><text:s text:c="8"/>InterruptWait</text:span><text:span text:style-name="T15">(</text:span><text:span text:style-name="T17">0</text:span><text:span text:style-name="T15">,</text:span><text:span text:style-name="T22">NULL</text:span><text:span text:style-name="T15">)</text:span><text:span text:style-name="T6"> </text:span><text:span text:style-name="T15">;</text:span></text:p>
      <text:p text:style-name="P24"><text:s text:c="8"/></text:p>
      <text:p text:style-name="P27"><text:span text:style-name="T6"><text:s text:c="8"/></text:span><text:span text:style-name="T20">// Temps de réaction</text:span></text:p>
      <text:p text:style-name="P27"><text:span text:style-name="T6"><text:s text:c="8"/>clock_cycles</text:span><text:span text:style-name="T15">[</text:span><text:span text:style-name="T17">2</text:span><text:span text:style-name="T15">]</text:span><text:span text:style-name="T6"> </text:span><text:span text:style-name="T15">=</text:span><text:span text:style-name="T6"> ClockCycles</text:span><text:span text:style-name="T15">();</text:span></text:p>
      <text:p text:style-name="P24"><text:s text:c="8"/></text:p>
      <text:p text:style-name="P27"><text:span text:style-name="T6"><text:s text:c="8"/>temps_envoi </text:span><text:span text:style-name="T15">=</text:span><text:span text:style-name="T6"> clock_cycles</text:span><text:span text:style-name="T15">[</text:span><text:span text:style-name="T17">1</text:span><text:span text:style-name="T15">]</text:span><text:span text:style-name="T6"> </text:span><text:span text:style-name="T15">-</text:span><text:span text:style-name="T6"> clock_cycles</text:span><text:span text:style-name="T15">[</text:span><text:span text:style-name="T17">0</text:span><text:span text:style-name="T15">];</text:span></text:p>
      <text:p text:style-name="P27"><text:span text:style-name="T6"><text:s text:c="8"/>temps_envoi </text:span><text:span text:style-name="T15">=</text:span><text:span text:style-name="T6"> </text:span><text:span text:style-name="T15">(</text:span><text:span text:style-name="T13">float</text:span><text:span text:style-name="T15">)</text:span><text:span text:style-name="T6">temps_envoi</text:span><text:span text:style-name="T15">/</text:span><text:span text:style-name="T6">cps</text:span><text:span text:style-name="T15">;</text:span></text:p>
      <text:p text:style-name="P27"><text:span text:style-name="T6"><text:s text:c="8"/>temps_envoi</text:span><text:span text:style-name="T15">*=</text:span><text:span text:style-name="T17">1000000</text:span><text:span text:style-name="T15">;</text:span></text:p>
      <text:p text:style-name="P24"><text:s text:c="8"/></text:p>
      <text:p text:style-name="P27"><text:span text:style-name="T6"><text:s text:c="8"/>temps_total </text:span><text:span text:style-name="T15">=</text:span><text:span text:style-name="T6"> clock_cycles</text:span><text:span text:style-name="T15">[</text:span><text:span text:style-name="T17">2</text:span><text:span text:style-name="T15">]</text:span><text:span text:style-name="T6"> </text:span><text:span text:style-name="T15">-</text:span><text:span text:style-name="T6"> clock_cycles</text:span><text:span text:style-name="T15">[</text:span><text:span text:style-name="T17">0</text:span><text:span text:style-name="T15">];</text:span></text:p>
      <text:p text:style-name="P27"><text:span text:style-name="T6"><text:s text:c="8"/>temps_total <text:s/></text:span><text:span text:style-name="T15">=</text:span><text:span text:style-name="T6"> </text:span><text:span text:style-name="T15">(</text:span><text:span text:style-name="T13">float</text:span><text:span text:style-name="T15">)</text:span><text:span text:style-name="T6">temps_total</text:span><text:span text:style-name="T15">/</text:span><text:span text:style-name="T6">cps</text:span><text:span text:style-name="T15">;</text:span></text:p>
      <text:p text:style-name="P27"><text:span text:style-name="T6"><text:s text:c="8"/>temps_total </text:span><text:span text:style-name="T15">*=</text:span><text:span text:style-name="T17">1000000</text:span><text:span text:style-name="T15">;</text:span></text:p>
      <text:p text:style-name="P24"><text:s text:c="8"/></text:p>
      <text:p text:style-name="P27"><text:span text:style-name="T6"><text:s text:c="8"/>moyenne_envoi </text:span><text:span text:style-name="T15">+=</text:span><text:span text:style-name="T6"> temps_envoi</text:span><text:span text:style-name="T15">;</text:span></text:p>
      <text:p text:style-name="P27"><text:span text:style-name="T6"><text:s text:c="8"/>moyenne_total </text:span><text:span text:style-name="T15">+=</text:span><text:span text:style-name="T6"> temps_total</text:span><text:span text:style-name="T15">;</text:span></text:p>
      <text:p text:style-name="P24"><text:s text:c="8"/></text:p>
      <text:p text:style-name="P27"><text:span text:style-name="T6"><text:s text:c="8"/>printf</text:span><text:span text:style-name="T15">(</text:span><text:span text:style-name="T24">"%d: -&gt; %.2f; = %.2f\n"</text:span><text:span text:style-name="T15">,</text:span><text:span text:style-name="T6"> nb_mesure</text:span><text:span text:style-name="T15">,</text:span><text:span text:style-name="T6"> temps_envoi</text:span><text:span text:style-name="T15">,</text:span><text:span text:style-name="T6"> temps_total</text:span><text:span text:style-name="T15">);</text:span></text:p>
      <text:p text:style-name="P27"><text:span text:style-name="T6"><text:s text:c="4"/></text:span><text:span text:style-name="T15">}</text:span></text:p>
      <text:p text:style-name="P24"><text:s text:c="4"/></text:p>
      <text:p text:style-name="P27"><text:span text:style-name="T6"><text:s text:c="4"/>moyenne_envoi </text:span><text:span text:style-name="T15">/=</text:span><text:span text:style-name="T6"> NB_MESURES</text:span><text:span text:style-name="T15">;</text:span></text:p>
      <text:p text:style-name="P27"><text:span text:style-name="T6"><text:s text:c="4"/>moyenne_total </text:span><text:span text:style-name="T15">/=</text:span><text:span text:style-name="T6"> NB_MESURES</text:span><text:span text:style-name="T15">;</text:span></text:p>
      <text:p text:style-name="P24"><text:s text:c="4"/></text:p>
      <text:p text:style-name="P27"><text:span text:style-name="T6"><text:s text:c="4"/>printf</text:span><text:span text:style-name="T15">(</text:span><text:span text:style-name="T24">"Moyenne: -&gt; %.2f; = %2f\n"</text:span><text:span text:style-name="T15">,</text:span><text:span text:style-name="T6"> moyenne_envoi</text:span><text:span text:style-name="T15">,</text:span><text:span text:style-name="T6"> moyenne_total</text:span><text:span text:style-name="T15">);</text:span></text:p>
      <text:p text:style-name="P27"><text:span text:style-name="T6"><text:s text:c="4"/>printf</text:span><text:span text:style-name="T15">(</text:span><text:span text:style-name="T24">"-&gt; envoi, = total\n"</text:span><text:span text:style-name="T15">);</text:span></text:p>
      <text:p text:style-name="P24"/>
      <text:p text:style-name="P27"><text:span text:style-name="T6"><text:s text:c="4"/></text:span><text:span text:style-name="T20">/* Remove the attachment from this thread */</text:span></text:p>
      <text:p text:style-name="P27"><text:span text:style-name="T6"><text:s text:c="4"/>InterruptDetach</text:span><text:span text:style-name="T15">(</text:span><text:span text:style-name="T6">intr_id</text:span><text:span text:style-name="T15">);</text:span></text:p>
      <text:p text:style-name="P24"/>
      <text:p text:style-name="P27"><text:span text:style-name="T6"><text:s text:c="4"/></text:span><text:span text:style-name="T22">return</text:span><text:span text:style-name="T6"> EXIT_SUCCESS</text:span><text:span text:style-name="T15">;</text:span></text:p>
      <text:p text:style-name="P22">}</text:p>
      <text:p text:style-name="P24"/>
      <text:p text:style-name="P32">/**</text:p>
      <text:p text:style-name="P32"><text:s/>* Thread générant des interruptions</text:p>
      <text:p text:style-name="P27"><text:span text:style-name="T32"><text:s/>*/</text:span><text:span text:style-name="T6"> </text:span></text:p>
      <text:p text:style-name="P27"><text:span text:style-name="T13">void</text:span><text:span text:style-name="T15">*</text:span><text:span text:style-name="T6"> int_thread</text:span><text:span text:style-name="T15">(</text:span><text:span text:style-name="T13">void</text:span><text:span text:style-name="T15">*</text:span><text:span text:style-name="T6"> arg</text:span><text:span text:style-name="T15">){</text:span></text:p>
      <text:p text:style-name="P27"><text:span text:style-name="T6"><text:s text:c="4"/></text:span><text:span text:style-name="T13">int</text:span><text:span text:style-name="T6"> k </text:span><text:span text:style-name="T15">=</text:span><text:span text:style-name="T6"> </text:span><text:span text:style-name="T17">0</text:span><text:span text:style-name="T15">;</text:span></text:p>
      <text:p text:style-name="P24"><text:s text:c="4"/></text:p>
      <text:p text:style-name="P27"><text:span text:style-name="T6"><text:s text:c="4"/>uintptr_t data_handle</text:span><text:span text:style-name="T15">;</text:span></text:p>
      <text:p text:style-name="P27"><text:span text:style-name="T6"><text:s text:c="4"/>uintptr_t ctrl_handle</text:span><text:span text:style-name="T15">;</text:span></text:p>
      <text:p text:style-name="P24"><text:s text:c="4"/></text:p>
      <text:p text:style-name="P27"><text:span text:style-name="T6"><text:s text:c="4"/></text:span><text:span text:style-name="T20">/* Get a handle to the parallel port's control register */</text:span></text:p>
      <text:p text:style-name="P27"><text:span text:style-name="T6"><text:s text:c="4"/>ctrl_handle </text:span><text:span text:style-name="T15">=</text:span><text:span text:style-name="T6"> mmap_device_io</text:span><text:span text:style-name="T15">(</text:span><text:span text:style-name="T6"> PORT_LENGTH</text:span><text:span text:style-name="T15">,</text:span><text:span text:style-name="T6"> CTRL_ADDRESS </text:span><text:span text:style-name="T15">);</text:span></text:p>
      <text:p text:style-name="P27"><text:span text:style-name="T6"><text:s text:c="4"/></text:span><text:span text:style-name="T20">/* Initialise the parallel port */</text:span></text:p>
      <text:p text:style-name="P27"><text:span text:style-name="T6"><text:s text:c="4"/>out8</text:span><text:span text:style-name="T15">(</text:span><text:span text:style-name="T6"> ctrl_handle</text:span><text:span text:style-name="T15">,</text:span><text:span text:style-name="T6"> INIT_BIT </text:span><text:span text:style-name="T15">);</text:span></text:p>
      <text:p text:style-name="P27"><text:span text:style-name="T6"><text:s text:c="4"/></text:span><text:span text:style-name="T20">/* Enable interrupts on the parallel port */</text:span></text:p>
      <text:p text:style-name="P27"><text:span text:style-name="T6"><text:s text:c="4"/>out8</text:span><text:span text:style-name="T15">(</text:span><text:span text:style-name="T6"> ctrl_handle</text:span><text:span text:style-name="T15">,</text:span><text:span text:style-name="T6"> INTR_BIT </text:span><text:span text:style-name="T15">);</text:span></text:p>
      <text:p text:style-name="P24"/>
      <text:p text:style-name="P27"><text:soft-page-break/><text:span text:style-name="T6"><text:s text:c="4"/></text:span><text:span text:style-name="T20">/* prend le contrôle du registre de données du port */</text:span></text:p>
      <text:p text:style-name="P27"><text:span text:style-name="T6"><text:s text:c="4"/>data_handle </text:span><text:span text:style-name="T15">=</text:span><text:span text:style-name="T6"> mmap_device_io</text:span><text:span text:style-name="T15">(</text:span><text:span text:style-name="T6"> PORT_LENGTH</text:span><text:span text:style-name="T15">,</text:span><text:span text:style-name="T6"> DATA_ADDRESS </text:span><text:span text:style-name="T15">);</text:span></text:p>
      <text:p text:style-name="P24"/>
      <text:p text:style-name="P27"><text:span text:style-name="T6"><text:s text:c="4"/></text:span><text:span text:style-name="T20">// Génére des interruptions</text:span></text:p>
      <text:p text:style-name="P27"><text:span text:style-name="T6"><text:s text:c="4"/></text:span><text:span text:style-name="T22">while</text:span><text:span text:style-name="T15">(</text:span><text:span text:style-name="T17">1</text:span><text:span text:style-name="T15">)</text:span><text:span text:style-name="T6"> </text:span><text:span text:style-name="T15">{</text:span></text:p>
      <text:p text:style-name="P27"><text:span text:style-name="T6"><text:s text:c="8"/>out8</text:span><text:span text:style-name="T15">(</text:span><text:span text:style-name="T6"> data_handle</text:span><text:span text:style-name="T15">,</text:span><text:span text:style-name="T6"> LOW </text:span><text:span text:style-name="T15">);</text:span></text:p>
      <text:p text:style-name="P27"><text:span text:style-name="T6"><text:s text:c="8"/></text:span><text:span text:style-name="T22">for</text:span><text:span text:style-name="T15">(</text:span><text:span text:style-name="T6">k</text:span><text:span text:style-name="T15">=</text:span><text:span text:style-name="T17">0</text:span><text:span text:style-name="T15">;</text:span><text:span text:style-name="T6">k</text:span><text:span text:style-name="T15">&lt;</text:span><text:span text:style-name="T17">0xFFFFF</text:span><text:span text:style-name="T15">;</text:span><text:span text:style-name="T6">k</text:span><text:span text:style-name="T15">++);</text:span></text:p>
      <text:p text:style-name="P24"><text:s text:c="8"/></text:p>
      <text:p text:style-name="P27"><text:span text:style-name="T6"><text:s text:c="8"/></text:span><text:span text:style-name="T20">// Temps d'envoi</text:span></text:p>
      <text:p text:style-name="P27"><text:span text:style-name="T6"><text:s text:c="8"/>clock_cycles</text:span><text:span text:style-name="T15">[</text:span><text:span text:style-name="T17">0</text:span><text:span text:style-name="T15">]</text:span><text:span text:style-name="T6"> </text:span><text:span text:style-name="T15">=</text:span><text:span text:style-name="T6"> ClockCycles</text:span><text:span text:style-name="T15">();</text:span></text:p>
      <text:p text:style-name="P24"><text:s text:c="8"/></text:p>
      <text:p text:style-name="P27"><text:span text:style-name="T6"><text:s text:c="8"/></text:span><text:span text:style-name="T20">// Interruption</text:span></text:p>
      <text:p text:style-name="P27"><text:span text:style-name="T6"><text:s text:c="8"/>out8</text:span><text:span text:style-name="T15">(</text:span><text:span text:style-name="T6"> data_handle</text:span><text:span text:style-name="T15">,</text:span><text:span text:style-name="T6"> HIGH </text:span><text:span text:style-name="T15">);</text:span></text:p>
      <text:p text:style-name="P27"><text:span text:style-name="T6"><text:s text:c="8"/></text:span><text:span text:style-name="T22">for</text:span><text:span text:style-name="T15">(</text:span><text:span text:style-name="T6">k</text:span><text:span text:style-name="T15">=</text:span><text:span text:style-name="T17">0</text:span><text:span text:style-name="T15">;</text:span><text:span text:style-name="T6">k</text:span><text:span text:style-name="T15">&lt;</text:span><text:span text:style-name="T17">0xFFFFF</text:span><text:span text:style-name="T15">;</text:span><text:span text:style-name="T6">k</text:span><text:span text:style-name="T15">++);</text:span></text:p>
      <text:p text:style-name="P27"><text:span text:style-name="T6"><text:s text:c="4"/></text:span><text:span text:style-name="T15">}</text:span></text:p>
      <text:p text:style-name="P27"><text:span text:style-name="T6"><text:s text:c="4"/></text:span><text:span text:style-name="T22">return</text:span><text:span text:style-name="T6"> </text:span><text:span text:style-name="T22">NULL</text:span><text:span text:style-name="T15">;</text:span></text:p>
      <text:p text:style-name="P22">}</text:p>
      <text:p text:style-name="P24"/>
      <text:p text:style-name="P32">/**</text:p>
      <text:p text:style-name="P32"><text:s/>* Gestionnaire d'interruption</text:p>
      <text:p text:style-name="P32"><text:s/>*/</text:p>
      <text:p text:style-name="P27"><text:span text:style-name="T13">extern</text:span><text:span text:style-name="T6"> </text:span><text:span text:style-name="T13">const</text:span><text:span text:style-name="T6"> </text:span><text:span text:style-name="T13">struct</text:span><text:span text:style-name="T6"> sigevent </text:span><text:span text:style-name="T15">*</text:span><text:span text:style-name="T6">interrupt_handler</text:span><text:span text:style-name="T15">(</text:span><text:span text:style-name="T13">void</text:span><text:span text:style-name="T6"> </text:span><text:span text:style-name="T15">*</text:span><text:span text:style-name="T6"> area</text:span><text:span text:style-name="T15">,</text:span><text:span text:style-name="T13">int</text:span><text:span text:style-name="T6"> id</text:span><text:span text:style-name="T15">)</text:span></text:p>
      <text:p text:style-name="P22">{</text:p>
      <text:p text:style-name="P27"><text:span text:style-name="T6"><text:s text:c="4"/></text:span><text:span text:style-name="T20">// Temps de reception</text:span></text:p>
      <text:p text:style-name="P27"><text:span text:style-name="T6"><text:s text:c="4"/>clock_cycles</text:span><text:span text:style-name="T15">[</text:span><text:span text:style-name="T17">1</text:span><text:span text:style-name="T15">]</text:span><text:span text:style-name="T6"> </text:span><text:span text:style-name="T15">=</text:span><text:span text:style-name="T6"> ClockCycles</text:span><text:span text:style-name="T15">();</text:span></text:p>
      <text:p text:style-name="P24"><text:s text:c="4"/></text:p>
      <text:p text:style-name="P27"><text:span text:style-name="T6"><text:s text:c="4"/></text:span><text:span text:style-name="T22">return</text:span><text:span text:style-name="T6"> </text:span><text:span text:style-name="T15">(&amp;</text:span><text:span text:style-name="T6">event</text:span><text:span text:style-name="T15">);</text:span></text:p>
      <text:p text:style-name="P22">}</text:p>
      <text:h text:style-name="P34" text:outline-level="3">Résultat</text:h>
      <text:p text:style-name="Text_20_body"/>
      <text:p text:style-name="P26"><text:span text:style-name="T26">#</text:span><text:span text:style-name="T7"> ./a.out</text:span></text:p>
      <text:p text:style-name="P27"><text:span text:style-name="T26">0:</text:span><text:span text:style-name="T7"> -</text:span><text:span text:style-name="T28">&gt;</text:span><text:span text:style-name="T6"> 355.38; </text:span><text:span text:style-name="T28">=</text:span><text:span text:style-name="T6"> 357.99</text:span></text:p>
      <text:p text:style-name="P27"><text:span text:style-name="T27">1:</text:span><text:span text:style-name="T6"> -</text:span><text:span text:style-name="T28">&gt;</text:span><text:span text:style-name="T6"> 5.70; </text:span><text:span text:style-name="T28">=</text:span><text:span text:style-name="T6"> 1727.83</text:span></text:p>
      <text:p text:style-name="P27"><text:span text:style-name="T27">2:</text:span><text:span text:style-name="T6"> -</text:span><text:span text:style-name="T28">&gt;</text:span><text:span text:style-name="T6"> 6.07; </text:span><text:span text:style-name="T28">=</text:span><text:span text:style-name="T6"> 172.49</text:span></text:p>
      <text:p text:style-name="P27"><text:span text:style-name="T27">3:</text:span><text:span text:style-name="T6"> -</text:span><text:span text:style-name="T28">&gt;</text:span><text:span text:style-name="T6"> 5.98; </text:span><text:span text:style-name="T28">=</text:span><text:span text:style-name="T6"> 1432.68</text:span></text:p>
      <text:p text:style-name="P27"><text:span text:style-name="T27">4:</text:span><text:span text:style-name="T6"> -</text:span><text:span text:style-name="T28">&gt;</text:span><text:span text:style-name="T6"> 4.97; </text:span><text:span text:style-name="T28">=</text:span><text:span text:style-name="T6"> 2498.34</text:span></text:p>
      <text:p text:style-name="P27"><text:span text:style-name="T27">5:</text:span><text:span text:style-name="T6"> -</text:span><text:span text:style-name="T28">&gt;</text:span><text:span text:style-name="T6"> 5.71; </text:span><text:span text:style-name="T28">=</text:span><text:span text:style-name="T6"> 931.53</text:span></text:p>
      <text:p text:style-name="P27"><text:span text:style-name="T27">6:</text:span><text:span text:style-name="T6"> -</text:span><text:span text:style-name="T28">&gt;</text:span><text:span text:style-name="T6"> 6.42; </text:span><text:span text:style-name="T28">=</text:span><text:span text:style-name="T6"> 2248.00</text:span></text:p>
      <text:p text:style-name="P27"><text:span text:style-name="T27">7:</text:span><text:span text:style-name="T6"> -</text:span><text:span text:style-name="T28">&gt;</text:span><text:span text:style-name="T6"> 5.36; </text:span><text:span text:style-name="T28">=</text:span><text:span text:style-name="T6"> 680.30</text:span></text:p>
      <text:p text:style-name="P27"><text:span text:style-name="T27">8:</text:span><text:span text:style-name="T6"> -</text:span><text:span text:style-name="T28">&gt;</text:span><text:span text:style-name="T6"> 4.65; </text:span><text:span text:style-name="T28">=</text:span><text:span text:style-name="T6"> 1986.38</text:span></text:p>
      <text:p text:style-name="P27"><text:span text:style-name="T27">9:</text:span><text:span text:style-name="T6"> -</text:span><text:span text:style-name="T28">&gt;</text:span><text:span text:style-name="T6"> 5.17; </text:span><text:span text:style-name="T28">=</text:span><text:span text:style-name="T6"> 824.56</text:span></text:p>
      <text:p text:style-name="P27"><text:span text:style-name="T27">10:</text:span><text:span text:style-name="T6"> -</text:span><text:span text:style-name="T28">&gt;</text:span><text:span text:style-name="T6"> 4.76; </text:span><text:span text:style-name="T28">=</text:span><text:span text:style-name="T6"> 1242.75</text:span></text:p>
      <text:p text:style-name="P27"><text:span text:style-name="T27">11:</text:span><text:span text:style-name="T6"> -</text:span><text:span text:style-name="T28">&gt;</text:span><text:span text:style-name="T6"> 5.75; </text:span><text:span text:style-name="T28">=</text:span><text:span text:style-name="T6"> 2478.52</text:span></text:p>
      <text:p text:style-name="P27"><text:span text:style-name="T27">12:</text:span><text:span text:style-name="T6"> -</text:span><text:span text:style-name="T28">&gt;</text:span><text:span text:style-name="T6"> 5.02; </text:span><text:span text:style-name="T28">=</text:span><text:span text:style-name="T6"> 889.48</text:span></text:p>
      <text:p text:style-name="P27"><text:span text:style-name="T27">13:</text:span><text:span text:style-name="T6"> -</text:span><text:span text:style-name="T28">&gt;</text:span><text:span text:style-name="T6"> 4.81; </text:span><text:span text:style-name="T28">=</text:span><text:span text:style-name="T6"> 2176.08</text:span></text:p>
      <text:p text:style-name="P27"><text:span text:style-name="T27">14:</text:span><text:span text:style-name="T6"> -</text:span><text:span text:style-name="T28">&gt;</text:span><text:span text:style-name="T6"> 5.82; </text:span><text:span text:style-name="T28">=</text:span><text:span text:style-name="T6"> 1082.08</text:span></text:p>
      <text:p text:style-name="P27"><text:span text:style-name="T27">15:</text:span><text:span text:style-name="T6"> -</text:span><text:span text:style-name="T28">&gt;</text:span><text:span text:style-name="T6"> 5.61; </text:span><text:span text:style-name="T28">=</text:span><text:span text:style-name="T6"> 1537.35</text:span></text:p>
      <text:p text:style-name="P27"><text:span text:style-name="T27">16:</text:span><text:span text:style-name="T6"> -</text:span><text:span text:style-name="T28">&gt;</text:span><text:span text:style-name="T6"> 5.74; </text:span><text:span text:style-name="T28">=</text:span><text:span text:style-name="T6"> 2857.46</text:span></text:p>
      <text:p text:style-name="P27"><text:span text:style-name="T27">17:</text:span><text:span text:style-name="T6"> -</text:span><text:span text:style-name="T28">&gt;</text:span><text:span text:style-name="T6"> 4.90; </text:span><text:span text:style-name="T28">=</text:span><text:span text:style-name="T6"> 1298.95</text:span></text:p>
      <text:p text:style-name="P27"><text:span text:style-name="T27">18:</text:span><text:span text:style-name="T6"> -</text:span><text:span text:style-name="T28">&gt;</text:span><text:span text:style-name="T6"> 5.63; </text:span><text:span text:style-name="T28">=</text:span><text:span text:style-name="T6"> 2855.10</text:span></text:p>
      <text:p text:style-name="P27"><text:span text:style-name="T27">19:</text:span><text:span text:style-name="T6"> -</text:span><text:span text:style-name="T28">&gt;</text:span><text:span text:style-name="T6"> 4.47; </text:span><text:span text:style-name="T28">=</text:span><text:span text:style-name="T6"> 1012.88</text:span></text:p>
      <text:p text:style-name="P27"><text:span text:style-name="T27">20:</text:span><text:span text:style-name="T6"> -</text:span><text:span text:style-name="T28">&gt;</text:span><text:span text:style-name="T6"> 5.69; </text:span><text:span text:style-name="T28">=</text:span><text:span text:style-name="T6"> 1837.52</text:span></text:p>
      <text:p text:style-name="P27"><text:span text:style-name="T27">21:</text:span><text:span text:style-name="T6"> -</text:span><text:span text:style-name="T28">&gt;</text:span><text:span text:style-name="T6"> 5.16; </text:span><text:span text:style-name="T28">=</text:span><text:span text:style-name="T6"> 276.06</text:span></text:p>
      <text:p text:style-name="P27"><text:span text:style-name="T27">22:</text:span><text:span text:style-name="T6"> -</text:span><text:span text:style-name="T28">&gt;</text:span><text:span text:style-name="T6"> 5.30; </text:span><text:span text:style-name="T28">=</text:span><text:span text:style-name="T6"> 1579.35</text:span></text:p>
      <text:p text:style-name="P27"><text:span text:style-name="T27">23:</text:span><text:span text:style-name="T6"> -</text:span><text:span text:style-name="T28">&gt;</text:span><text:span text:style-name="T6"> 4.93; </text:span><text:span text:style-name="T28">=</text:span><text:span text:style-name="T6"> 22.93</text:span></text:p>
      <text:p text:style-name="P27"><text:span text:style-name="T27">24:</text:span><text:span text:style-name="T6"> -</text:span><text:span text:style-name="T28">&gt;</text:span><text:span text:style-name="T6"> 5.77; </text:span><text:span text:style-name="T28">=</text:span><text:span text:style-name="T6"> 1317.03</text:span></text:p>
      <text:p text:style-name="P27"><text:span text:style-name="T27">25:</text:span><text:span text:style-name="T6"> -</text:span><text:span text:style-name="T28">&gt;</text:span><text:span text:style-name="T6"> 4.55; </text:span><text:span text:style-name="T28">=</text:span><text:span text:style-name="T6"> 2238.90</text:span></text:p>
      <text:p text:style-name="P27"><text:span text:style-name="T27">26:</text:span><text:span text:style-name="T6"> -</text:span><text:span text:style-name="T28">&gt;</text:span><text:span text:style-name="T6"> 5.03; </text:span><text:span text:style-name="T28">=</text:span><text:span text:style-name="T6"> 680.40</text:span></text:p>
      <text:p text:style-name="P27"><text:span text:style-name="T27">27:</text:span><text:span text:style-name="T6"> -</text:span><text:span text:style-name="T28">&gt;</text:span><text:span text:style-name="T6"> 5.61; </text:span><text:span text:style-name="T28">=</text:span><text:span text:style-name="T6"> 1986.70</text:span></text:p>
      <text:p text:style-name="P27"><text:span text:style-name="T27">28:</text:span><text:span text:style-name="T6"> -</text:span><text:span text:style-name="T28">&gt;</text:span><text:span text:style-name="T6"> 4.60; </text:span><text:span text:style-name="T28">=</text:span><text:span text:style-name="T6"> 420.38</text:span></text:p>
      <text:p text:style-name="P27"><text:span text:style-name="T27">29:</text:span><text:span text:style-name="T6"> -</text:span><text:span text:style-name="T28">&gt;</text:span><text:span text:style-name="T6"> 5.87; </text:span><text:span text:style-name="T28">=</text:span><text:span text:style-name="T6"> 1708.14</text:span></text:p>
      <text:p text:style-name="P27"><text:span text:style-name="T27">30:</text:span><text:span text:style-name="T6"> -</text:span><text:span text:style-name="T28">&gt;</text:span><text:span text:style-name="T6"> 5.87; </text:span><text:span text:style-name="T28">=</text:span><text:span text:style-name="T6"> 620.25</text:span></text:p>
      <text:p text:style-name="P27"><text:span text:style-name="T27">31:</text:span><text:span text:style-name="T6"> -</text:span><text:span text:style-name="T28">&gt;</text:span><text:span text:style-name="T6"> 6.17; </text:span><text:span text:style-name="T28">=</text:span><text:span text:style-name="T6"> 1062.48</text:span></text:p>
      <text:p text:style-name="P27"><text:span text:style-name="T27">32:</text:span><text:span text:style-name="T6"> -</text:span><text:span text:style-name="T28">&gt;</text:span><text:span text:style-name="T6"> 4.49; </text:span><text:span text:style-name="T28">=</text:span><text:span text:style-name="T6"> 2372.11</text:span></text:p>
      <text:p text:style-name="P27"><text:span text:style-name="T27">33:</text:span><text:span text:style-name="T6"> -</text:span><text:span text:style-name="T28">&gt;</text:span><text:span text:style-name="T6"> 5.16; </text:span><text:span text:style-name="T28">=</text:span><text:span text:style-name="T6"> 767.66</text:span></text:p>
      <text:p text:style-name="P27"><text:span text:style-name="T27">34:</text:span><text:span text:style-name="T6"> -</text:span><text:span text:style-name="T28">&gt;</text:span><text:span text:style-name="T6"> 5.33; </text:span><text:span text:style-name="T28">=</text:span><text:span text:style-name="T6"> 2145.05</text:span></text:p>
      <text:p text:style-name="P27"><text:span text:style-name="T27">35:</text:span><text:span text:style-name="T6"> -</text:span><text:span text:style-name="T28">&gt;</text:span><text:span text:style-name="T6"> 6.07; </text:span><text:span text:style-name="T28">=</text:span><text:span text:style-name="T6"> 529.96</text:span></text:p>
      <text:p text:style-name="P27"><text:span text:style-name="T27">36:</text:span><text:span text:style-name="T6"> -</text:span><text:span text:style-name="T28">&gt;</text:span><text:span text:style-name="T6"> 4.95; </text:span><text:span text:style-name="T28">=</text:span><text:span text:style-name="T6"> 1909.97</text:span></text:p>
      <text:p text:style-name="P27"><text:span text:style-name="T27">37:</text:span><text:span text:style-name="T6"> -</text:span><text:span text:style-name="T28">&gt;</text:span><text:span text:style-name="T6"> 7.11; </text:span><text:span text:style-name="T28">=</text:span><text:span text:style-name="T6"> 345.73</text:span></text:p>
      <text:p text:style-name="P27"><text:span text:style-name="T27">38:</text:span><text:span text:style-name="T6"> -</text:span><text:span text:style-name="T28">&gt;</text:span><text:span text:style-name="T6"> 5.94; </text:span><text:span text:style-name="T28">=</text:span><text:span text:style-name="T6"> 1902.97</text:span></text:p>
      <text:p text:style-name="P27"><text:span text:style-name="T27">39:</text:span><text:span text:style-name="T6"> -</text:span><text:span text:style-name="T28">&gt;</text:span><text:span text:style-name="T6"> 6.29; </text:span><text:span text:style-name="T28">=</text:span><text:span text:style-name="T6"> 2898.10</text:span></text:p>
      <text:p text:style-name="P27"><text:span text:style-name="T27">40:</text:span><text:span text:style-name="T6"> -</text:span><text:span text:style-name="T28">&gt;</text:span><text:span text:style-name="T6"> 5.49; </text:span><text:span text:style-name="T28">=</text:span><text:span text:style-name="T6"> 1356.22</text:span></text:p>
      <text:p text:style-name="P27"><text:span text:style-name="T27">41:</text:span><text:span text:style-name="T6"> -</text:span><text:span text:style-name="T28">&gt;</text:span><text:span text:style-name="T6"> 4.87; </text:span><text:span text:style-name="T28">=</text:span><text:span text:style-name="T6"> 2773.81</text:span></text:p>
      <text:p text:style-name="P27"><text:span text:style-name="T27">42:</text:span><text:span text:style-name="T6"> -</text:span><text:span text:style-name="T28">&gt;</text:span><text:span text:style-name="T6"> 6.13; </text:span><text:span text:style-name="T28">=</text:span><text:span text:style-name="T6"> 1188.90</text:span></text:p>
      <text:p text:style-name="P27"><text:span text:style-name="T27">43:</text:span><text:span text:style-name="T6"> -</text:span><text:span text:style-name="T28">&gt;</text:span><text:span text:style-name="T6"> 6.30; </text:span><text:span text:style-name="T28">=</text:span><text:span text:style-name="T6"> 3508.36</text:span></text:p>
      <text:p text:style-name="P27"><text:span text:style-name="T27">44:</text:span><text:span text:style-name="T6"> -</text:span><text:span text:style-name="T28">&gt;</text:span><text:span text:style-name="T6"> 4.77; </text:span><text:span text:style-name="T28">=</text:span><text:span text:style-name="T6"> 946.60</text:span></text:p>
      <text:p text:style-name="P27"><text:span text:style-name="T27">45:</text:span><text:span text:style-name="T6"> -</text:span><text:span text:style-name="T28">&gt;</text:span><text:span text:style-name="T6"> 5.80; </text:span><text:span text:style-name="T28">=</text:span><text:span text:style-name="T6"> 2296.84</text:span></text:p>
      <text:p text:style-name="P27"><text:span text:style-name="T27">46:</text:span><text:span text:style-name="T6"> -</text:span><text:span text:style-name="T28">&gt;</text:span><text:span text:style-name="T6"> 5.83; </text:span><text:span text:style-name="T28">=</text:span><text:span text:style-name="T6"> 718.62</text:span></text:p>
      <text:p text:style-name="P27"><text:span text:style-name="T27">47:</text:span><text:span text:style-name="T6"> -</text:span><text:span text:style-name="T28">&gt;</text:span><text:span text:style-name="T6"> 5.43; </text:span><text:span text:style-name="T28">=</text:span><text:span text:style-name="T6"> 1920.18</text:span></text:p>
      <text:p text:style-name="P27"><text:span text:style-name="T27">48:</text:span><text:span text:style-name="T6"> -</text:span><text:span text:style-name="T28">&gt;</text:span><text:span text:style-name="T6"> 6.48; </text:span><text:span text:style-name="T28">=</text:span><text:span text:style-name="T6"> 424.09</text:span></text:p>
      <text:p text:style-name="P27"><text:span text:style-name="T27">49:</text:span><text:span text:style-name="T6"> -</text:span><text:span text:style-name="T28">&gt;</text:span><text:span text:style-name="T6"> 6.76; </text:span><text:span text:style-name="T28">=</text:span><text:span text:style-name="T6"> 2690.49</text:span></text:p>
      <text:p text:style-name="P27"><text:span text:style-name="T27">50:</text:span><text:span text:style-name="T6"> -</text:span><text:span text:style-name="T28">&gt;</text:span><text:span text:style-name="T6"> 6.55; </text:span><text:span text:style-name="T28">=</text:span><text:span text:style-name="T6"> 2318.99</text:span></text:p>
      <text:p text:style-name="P27"><text:span text:style-name="T27">51:</text:span><text:span text:style-name="T6"> -</text:span><text:span text:style-name="T28">&gt;</text:span><text:span text:style-name="T6"> 4.57; </text:span><text:span text:style-name="T28">=</text:span><text:span text:style-name="T6"> 933.55</text:span></text:p>
      <text:p text:style-name="P27"><text:span text:style-name="T27">52:</text:span><text:span text:style-name="T6"> -</text:span><text:span text:style-name="T28">&gt;</text:span><text:span text:style-name="T6"> 4.53; </text:span><text:span text:style-name="T28">=</text:span><text:span text:style-name="T6"> 1964.33</text:span></text:p>
      <text:p text:style-name="P27"><text:span text:style-name="T27">53:</text:span><text:span text:style-name="T6"> -</text:span><text:span text:style-name="T28">&gt;</text:span><text:span text:style-name="T6"> 5.09; </text:span><text:span text:style-name="T28">=</text:span><text:span text:style-name="T6"> 414.77</text:span></text:p>
      <text:p text:style-name="P27"><text:span text:style-name="T27">54:</text:span><text:span text:style-name="T6"> -</text:span><text:span text:style-name="T28">&gt;</text:span><text:span text:style-name="T6"> 6.33; </text:span><text:span text:style-name="T28">=</text:span><text:span text:style-name="T6"> 1813.64</text:span></text:p>
      <text:p text:style-name="P27"><text:soft-page-break/><text:span text:style-name="T27">55:</text:span><text:span text:style-name="T6"> -</text:span><text:span text:style-name="T28">&gt;</text:span><text:span text:style-name="T6"> 4.38; </text:span><text:span text:style-name="T28">=</text:span><text:span text:style-name="T6"> 405.24</text:span></text:p>
      <text:p text:style-name="P27"><text:span text:style-name="T27">56:</text:span><text:span text:style-name="T6"> -</text:span><text:span text:style-name="T28">&gt;</text:span><text:span text:style-name="T6"> 5.45; </text:span><text:span text:style-name="T28">=</text:span><text:span text:style-name="T6"> 2188.61</text:span></text:p>
      <text:p text:style-name="P27"><text:span text:style-name="T27">57:</text:span><text:span text:style-name="T6"> -</text:span><text:span text:style-name="T28">&gt;</text:span><text:span text:style-name="T6"> 5.34; </text:span><text:span text:style-name="T28">=</text:span><text:span text:style-name="T6"> 2225.31</text:span></text:p>
      <text:p text:style-name="P27"><text:span text:style-name="T27">58:</text:span><text:span text:style-name="T6"> -</text:span><text:span text:style-name="T28">&gt;</text:span><text:span text:style-name="T6"> 5.67; </text:span><text:span text:style-name="T28">=</text:span><text:span text:style-name="T6"> 761.06</text:span></text:p>
      <text:p text:style-name="P27"><text:span text:style-name="T27">59:</text:span><text:span text:style-name="T6"> -</text:span><text:span text:style-name="T28">&gt;</text:span><text:span text:style-name="T6"> 4.40; </text:span><text:span text:style-name="T28">=</text:span><text:span text:style-name="T6"> 1982.47</text:span></text:p>
      <text:p text:style-name="P27"><text:span text:style-name="T27">60:</text:span><text:span text:style-name="T6"> -</text:span><text:span text:style-name="T28">&gt;</text:span><text:span text:style-name="T6"> 5.70; </text:span><text:span text:style-name="T28">=</text:span><text:span text:style-name="T6"> 522.08</text:span></text:p>
      <text:p text:style-name="P27"><text:span text:style-name="T27">61:</text:span><text:span text:style-name="T6"> -</text:span><text:span text:style-name="T28">&gt;</text:span><text:span text:style-name="T6"> 6.39; </text:span><text:span text:style-name="T28">=</text:span><text:span text:style-name="T6"> 2159.49</text:span></text:p>
      <text:p text:style-name="P27"><text:span text:style-name="T27">62:</text:span><text:span text:style-name="T6"> -</text:span><text:span text:style-name="T28">&gt;</text:span><text:span text:style-name="T6"> 4.70; </text:span><text:span text:style-name="T28">=</text:span><text:span text:style-name="T6"> 2630.76</text:span></text:p>
      <text:p text:style-name="P27"><text:span text:style-name="T27">63:</text:span><text:span text:style-name="T6"> -</text:span><text:span text:style-name="T28">&gt;</text:span><text:span text:style-name="T6"> 5.74; </text:span><text:span text:style-name="T28">=</text:span><text:span text:style-name="T6"> 1155.09</text:span></text:p>
      <text:p text:style-name="P27"><text:span text:style-name="T27">64:</text:span><text:span text:style-name="T6"> -</text:span><text:span text:style-name="T28">&gt;</text:span><text:span text:style-name="T6"> 6.41; </text:span><text:span text:style-name="T28">=</text:span><text:span text:style-name="T6"> 2370.99</text:span></text:p>
      <text:p text:style-name="P27"><text:span text:style-name="T27">65:</text:span><text:span text:style-name="T6"> -</text:span><text:span text:style-name="T28">&gt;</text:span><text:span text:style-name="T6"> 5.52; </text:span><text:span text:style-name="T28">=</text:span><text:span text:style-name="T6"> 927.46</text:span></text:p>
      <text:p text:style-name="P27"><text:span text:style-name="T27">66:</text:span><text:span text:style-name="T6"> -</text:span><text:span text:style-name="T28">&gt;</text:span><text:span text:style-name="T6"> 5.92; </text:span><text:span text:style-name="T28">=</text:span><text:span text:style-name="T6"> 1652.81</text:span></text:p>
      <text:p text:style-name="P27"><text:span text:style-name="T27">67:</text:span><text:span text:style-name="T6"> -</text:span><text:span text:style-name="T28">&gt;</text:span><text:span text:style-name="T6"> 6.40; </text:span><text:span text:style-name="T28">=</text:span><text:span text:style-name="T6"> 99.56</text:span></text:p>
      <text:p text:style-name="P27"><text:span text:style-name="T27">68:</text:span><text:span text:style-name="T6"> -</text:span><text:span text:style-name="T28">&gt;</text:span><text:span text:style-name="T6"> 4.73; </text:span><text:span text:style-name="T28">=</text:span><text:span text:style-name="T6"> 1434.68</text:span></text:p>
      <text:p text:style-name="P27"><text:span text:style-name="T27">69:</text:span><text:span text:style-name="T6"> -</text:span><text:span text:style-name="T28">&gt;</text:span><text:span text:style-name="T6"> 6.48; </text:span><text:span text:style-name="T28">=</text:span><text:span text:style-name="T6"> 3104.34</text:span></text:p>
      <text:p text:style-name="P27"><text:span text:style-name="T27">70:</text:span><text:span text:style-name="T6"> -</text:span><text:span text:style-name="T28">&gt;</text:span><text:span text:style-name="T6"> 5.44; </text:span><text:span text:style-name="T28">=</text:span><text:span text:style-name="T6"> 780.46</text:span></text:p>
      <text:p text:style-name="P27"><text:span text:style-name="T27">71:</text:span><text:span text:style-name="T6"> -</text:span><text:span text:style-name="T28">&gt;</text:span><text:span text:style-name="T6"> 7.25; </text:span><text:span text:style-name="T28">=</text:span><text:span text:style-name="T6"> 2290.64</text:span></text:p>
      <text:p text:style-name="P27"><text:span text:style-name="T27">72:</text:span><text:span text:style-name="T6"> -</text:span><text:span text:style-name="T28">&gt;</text:span><text:span text:style-name="T6"> 4.41; </text:span><text:span text:style-name="T28">=</text:span><text:span text:style-name="T6"> 554.11</text:span></text:p>
      <text:p text:style-name="P27"><text:span text:style-name="T27">73:</text:span><text:span text:style-name="T6"> -</text:span><text:span text:style-name="T28">&gt;</text:span><text:span text:style-name="T6"> 6.44; </text:span><text:span text:style-name="T28">=</text:span><text:span text:style-name="T6"> 988.43</text:span></text:p>
      <text:p text:style-name="P27"><text:span text:style-name="T27">74:</text:span><text:span text:style-name="T6"> -</text:span><text:span text:style-name="T28">&gt;</text:span><text:span text:style-name="T6"> 6.10; </text:span><text:span text:style-name="T28">=</text:span><text:span text:style-name="T6"> 197.31</text:span></text:p>
      <text:p text:style-name="P27"><text:span text:style-name="T27">75:</text:span><text:span text:style-name="T6"> -</text:span><text:span text:style-name="T28">&gt;</text:span><text:span text:style-name="T6"> 6.49; </text:span><text:span text:style-name="T28">=</text:span><text:span text:style-name="T6"> 1522.95</text:span></text:p>
      <text:p text:style-name="P27"><text:span text:style-name="T27">76:</text:span><text:span text:style-name="T6"> -</text:span><text:span text:style-name="T28">&gt;</text:span><text:span text:style-name="T6"> 5.91; </text:span><text:span text:style-name="T28">=</text:span><text:span text:style-name="T6"> 2832.88</text:span></text:p>
      <text:p text:style-name="P27"><text:span text:style-name="T27">77:</text:span><text:span text:style-name="T6"> -</text:span><text:span text:style-name="T28">&gt;</text:span><text:span text:style-name="T6"> 5.80; </text:span><text:span text:style-name="T28">=</text:span><text:span text:style-name="T6"> 1492.98</text:span></text:p>
      <text:p text:style-name="P27"><text:span text:style-name="T27">78:</text:span><text:span text:style-name="T6"> -</text:span><text:span text:style-name="T28">&gt;</text:span><text:span text:style-name="T6"> 6.64; </text:span><text:span text:style-name="T28">=</text:span><text:span text:style-name="T6"> 2458.91</text:span></text:p>
      <text:p text:style-name="P27"><text:span text:style-name="T27">79:</text:span><text:span text:style-name="T6"> -</text:span><text:span text:style-name="T28">&gt;</text:span><text:span text:style-name="T6"> 6.55; </text:span><text:span text:style-name="T28">=</text:span><text:span text:style-name="T6"> 983.45</text:span></text:p>
      <text:p text:style-name="P27"><text:span text:style-name="T27">80:</text:span><text:span text:style-name="T6"> -</text:span><text:span text:style-name="T28">&gt;</text:span><text:span text:style-name="T6"> 5.70; </text:span><text:span text:style-name="T28">=</text:span><text:span text:style-name="T6"> 2219.53</text:span></text:p>
      <text:p text:style-name="P27"><text:span text:style-name="T27">81:</text:span><text:span text:style-name="T6"> -</text:span><text:span text:style-name="T28">&gt;</text:span><text:span text:style-name="T6"> 5.68; </text:span><text:span text:style-name="T28">=</text:span><text:span text:style-name="T6"> 749.12</text:span></text:p>
      <text:p text:style-name="P27"><text:span text:style-name="T27">82:</text:span><text:span text:style-name="T6"> -</text:span><text:span text:style-name="T28">&gt;</text:span><text:span text:style-name="T6"> 4.98; </text:span><text:span text:style-name="T28">=</text:span><text:span text:style-name="T6"> 1585.81</text:span></text:p>
      <text:p text:style-name="P27"><text:span text:style-name="T27">83:</text:span><text:span text:style-name="T6"> -</text:span><text:span text:style-name="T28">&gt;</text:span><text:span text:style-name="T6"> 6.74; </text:span><text:span text:style-name="T28">=</text:span><text:span text:style-name="T6"> 27.49</text:span></text:p>
      <text:p text:style-name="P27"><text:span text:style-name="T27">84:</text:span><text:span text:style-name="T6"> -</text:span><text:span text:style-name="T28">&gt;</text:span><text:span text:style-name="T6"> 5.28; </text:span><text:span text:style-name="T28">=</text:span><text:span text:style-name="T6"> 1363.01</text:span></text:p>
      <text:p text:style-name="P27"><text:span text:style-name="T27">85:</text:span><text:span text:style-name="T6"> -</text:span><text:span text:style-name="T28">&gt;</text:span><text:span text:style-name="T6"> 6.41; </text:span><text:span text:style-name="T28">=</text:span><text:span text:style-name="T6"> 2962.61</text:span></text:p>
      <text:p text:style-name="P27"><text:span text:style-name="T27">86:</text:span><text:span text:style-name="T6"> -</text:span><text:span text:style-name="T28">&gt;</text:span><text:span text:style-name="T6"> 5.55; </text:span><text:span text:style-name="T28">=</text:span><text:span text:style-name="T6"> 831.05</text:span></text:p>
      <text:p text:style-name="P27"><text:span text:style-name="T27">87:</text:span><text:span text:style-name="T6"> -</text:span><text:span text:style-name="T28">&gt;</text:span><text:span text:style-name="T6"> 6.20; </text:span><text:span text:style-name="T28">=</text:span><text:span text:style-name="T6"> 2318.23</text:span></text:p>
      <text:p text:style-name="P27"><text:span text:style-name="T27">88:</text:span><text:span text:style-name="T6"> -</text:span><text:span text:style-name="T28">&gt;</text:span><text:span text:style-name="T6"> 6.08; </text:span><text:span text:style-name="T28">=</text:span><text:span text:style-name="T6"> 579.25</text:span></text:p>
      <text:p text:style-name="P27"><text:span text:style-name="T27">89:</text:span><text:span text:style-name="T6"> -</text:span><text:span text:style-name="T28">&gt;</text:span><text:span text:style-name="T6"> 4.76; </text:span><text:span text:style-name="T28">=</text:span><text:span text:style-name="T6"> 1991.76</text:span></text:p>
      <text:p text:style-name="P27"><text:span text:style-name="T27">90:</text:span><text:span text:style-name="T6"> -</text:span><text:span text:style-name="T28">&gt;</text:span><text:span text:style-name="T6"> 5.03; </text:span><text:span text:style-name="T28">=</text:span><text:span text:style-name="T6"> 442.87</text:span></text:p>
      <text:p text:style-name="P27"><text:span text:style-name="T27">91:</text:span><text:span text:style-name="T6"> -</text:span><text:span text:style-name="T28">&gt;</text:span><text:span text:style-name="T6"> 5.56; </text:span><text:span text:style-name="T28">=</text:span><text:span text:style-name="T6"> 1814.64</text:span></text:p>
      <text:p text:style-name="P27"><text:span text:style-name="T27">92:</text:span><text:span text:style-name="T6"> -</text:span><text:span text:style-name="T28">&gt;</text:span><text:span text:style-name="T6"> 5.14; </text:span><text:span text:style-name="T28">=</text:span><text:span text:style-name="T6"> 255.38</text:span></text:p>
      <text:p text:style-name="P27"><text:span text:style-name="T27">93:</text:span><text:span text:style-name="T6"> -</text:span><text:span text:style-name="T28">&gt;</text:span><text:span text:style-name="T6"> 5.35; </text:span><text:span text:style-name="T28">=</text:span><text:span text:style-name="T6"> 1663.63</text:span></text:p>
      <text:p text:style-name="P27"><text:span text:style-name="T27">94:</text:span><text:span text:style-name="T6"> -</text:span><text:span text:style-name="T28">&gt;</text:span><text:span text:style-name="T6"> 5.84; </text:span><text:span text:style-name="T28">=</text:span><text:span text:style-name="T6"> 100.08</text:span></text:p>
      <text:p text:style-name="P27"><text:span text:style-name="T27">95:</text:span><text:span text:style-name="T6"> -</text:span><text:span text:style-name="T28">&gt;</text:span><text:span text:style-name="T6"> 5.57; </text:span><text:span text:style-name="T28">=</text:span><text:span text:style-name="T6"> 1524.61</text:span></text:p>
      <text:p text:style-name="P27"><text:span text:style-name="T27">96:</text:span><text:span text:style-name="T6"> -</text:span><text:span text:style-name="T28">&gt;</text:span><text:span text:style-name="T6"> 4.78; </text:span><text:span text:style-name="T28">=</text:span><text:span text:style-name="T6"> 2954.85</text:span></text:p>
      <text:p text:style-name="P27"><text:span text:style-name="T27">97:</text:span><text:span text:style-name="T6"> -</text:span><text:span text:style-name="T28">&gt;</text:span><text:span text:style-name="T6"> 6.12; </text:span><text:span text:style-name="T28">=</text:span><text:span text:style-name="T6"> 1415.90</text:span></text:p>
      <text:p text:style-name="P27"><text:span text:style-name="T27">98:</text:span><text:span text:style-name="T6"> -</text:span><text:span text:style-name="T28">&gt;</text:span><text:span text:style-name="T6"> 4.83; </text:span><text:span text:style-name="T28">=</text:span><text:span text:style-name="T6"> 2746.10</text:span></text:p>
      <text:p text:style-name="P27"><text:span text:style-name="T27">99:</text:span><text:span text:style-name="T6"> -</text:span><text:span text:style-name="T28">&gt;</text:span><text:span text:style-name="T6"> 4.80; </text:span><text:span text:style-name="T28">=</text:span><text:span text:style-name="T6"> 1791.64</text:span></text:p>
      <text:p text:style-name="P27"><text:span text:style-name="T27">Moyenne:</text:span><text:span text:style-name="T6"> -</text:span><text:span text:style-name="T28">&gt;</text:span><text:span text:style-name="T6"> 9.07; </text:span><text:span text:style-name="T28">=</text:span><text:span text:style-name="T6"> 1492.414063</text:span></text:p>
      <text:p text:style-name="P27"><text:span text:style-name="T27">-</text:span><text:span text:style-name="T28">&gt;</text:span><text:span text:style-name="T6"> envoi, </text:span><text:span text:style-name="T28">=</text:span><text:span text:style-name="T6"> total</text:span></text:p>
      <text:p text:style-name="P27"><text:span text:style-name="T27">#</text:span></text:p>
      <text:h text:style-name="P35" text:outline-level="3">Compilation</text:h>
      <text:p text:style-name="Text_20_body"><text:span text:style-name="T1"/></text:p>
      <text:p text:style-name="P26"><text:span text:style-name="T27">#</text:span><text:span text:style-name="T6"> qcc ihParallel.c -v</text:span></text:p>
      <text:p text:style-name="P27"><text:span text:style-name="T26">cc:</text:span><text:span text:style-name="T7"> looking</text:span><text:span text:style-name="T22"> for</text:span><text:span text:style-name="T6"> gcc_ntox86 </text:span><text:span text:style-name="T22">in</text:span><text:span text:style-name="T6"> /usr/qnx632/host/qnx6/x86/etc/qcc/gcc/2.95.3/gcc_ntox86</text:span><text:span text:style-name="T28">++</text:span><text:span text:style-name="T6">.conf</text:span></text:p>
      <text:p text:style-name="P27"><text:span text:style-name="T27">cc:</text:span><text:span text:style-name="T6"> looking</text:span><text:span text:style-name="T22"> for</text:span><text:span text:style-name="T6"> gcc_ntox86</text:span><text:span text:style-name="T22"> in</text:span><text:span text:style-name="T6"> /usr/qnx632/host/qnx6/x86/etc/qcc/gcc/2.95.3/gcc_ntox86.conf</text:span></text:p>
      <text:p text:style-name="P27"><text:span text:style-name="T6">/usr/qnx632/host/qnx6/x86/usr/lib/gcc-lib/ntox86/2.95.3/cpp0 -nostdinc -D__LANGUAGE_C -D_LANGUAGE_C -D__QNX__ -D__QNXNTO__ -D__GNUC__</text:span><text:span text:style-name="T28">=</text:span><text:span text:style-name="T6">2 -D__GNUC_MINOR__</text:span><text:span text:style-name="T28">=</text:span><text:span text:style-name="T6">95 -D__unix__ -D__unix -D__ELF__ -D__X86__ -D__i386__ -D__LITTLEENDIAN__ -Acpu(386) -Acpu(i386) -Amachine(i386) -Asystem(unix) -Asystem(nto) -Asystem(qnx) -Asystem(qnxnto) -idirafter /usr/qnx632/target/qnx6/usr/include -lang-c ihParallel.c -o - </text:span><text:span text:style-name="T28">|</text:span><text:span text:style-name="T6"> </text:span><text:span text:style-name="T27">\</text:span></text:p>
      <text:p text:style-name="P27"><text:span text:style-name="T6"><text:s/>/usr/qnx632/host/qnx6/x86/usr/lib/gcc-lib/ntox86/2.95.3/cc1 -quiet -dumpbase ihParallel.c -o - </text:span><text:span text:style-name="T28">|</text:span><text:span text:style-name="T27"> \</text:span></text:p>
      <text:p text:style-name="P24"><text:s/>/usr/qnx632/host/qnx6/x86/usr/bin/ntox86-as -o ihParallel.o</text:p>
      <text:p text:style-name="P24">/usr/qnx632/host/qnx6/x86/usr/bin/ntox86-ld -b elf32-i386 -m i386nto --dynamic-linker /usr/lib/ldqnx.so.2 -rpath-link /usr/qnx632/target/qnx6/x86/lib:/usr/qnx632/target/qnx6/x86/usr/lib:/usr/qnx632/target/qnx6/x86/lib/gcc/2.95.3:/usr/qnx632/target/qnx6/x86/opt/lib /usr/qnx632/target/qnx6/x86/lib/crt1.o /usr/qnx632/target/qnx6/x86/lib/crti.o /usr/qnx632/target/qnx6/x86/lib/crtbegin.o ihParallel.o -o a.out -Y/usr/qnx632/target/qnx6/x86/lib:/usr/qnx632/target/qnx6/x86/usr/lib:/usr/qnx632/target/qnx6/x86/opt/lib -L/usr/qnx632/host/qnx6/x86/usr/lib/gcc-lib/ntox86/2.95.3 -L/usr/qnx632/target/qnx6/x86/lib/gcc/2.95.3 -L/usr/qnx632/target/qnx6/usr/ntox86/lib -L/usr/qnx632/target/qnx6/x86/lib -L/usr/qnx632/target/qnx6/x86/usr/lib -L/usr/qnx632/target/qnx6/x86/opt/lib /usr/qnx632/host/qnx6/x86/usr/lib/gcc-lib/ntox86/2.95.3/libgcc.a -lc -dn -Bstatic -lc /usr/qnx632/host/qnx6/x86/usr/lib/gcc-lib/ntox86/2.95.3/libgcc.a /usr/qnx632/target/qnx6/x86/lib/crtend.o /usr/qnx632/target/qnx6/x86/lib/crtn.o</text:p>
      <text:p text:style-name="P27"><text:span text:style-name="T27">cc:</text:span><text:span text:style-name="T6"> unlinking ihParallel.o</text:span></text:p>
      <text:p text:style-name="P27"><text:span text:style-name="T27">#</text:span></text:p>
      <text:h text:style-name="P33" text:outline-level="3"/>
      <text:h text:style-name="P35" text:outline-level="3">Résultat de la commande env</text:h>
      <text:p text:style-name="Text_20_body"><text:span text:style-name="T1"/></text:p>
      <text:p text:style-name="P26"><text:span text:style-name="T27">#</text:span><text:span text:style-name="T6"> env</text:span></text:p>
      <text:p text:style-name="P27"><text:span text:style-name="T26">_</text:span><text:span text:style-name="T28">=</text:span><text:span text:style-name="T6">/usr/bin/env</text:span></text:p>
      <text:p text:style-name="P27"><text:span text:style-name="T27">QNX_CONFIGURATION</text:span><text:span text:style-name="T28">=</text:span><text:span text:style-name="T6">/etc/qnx</text:span></text:p>
      <text:p text:style-name="P27"><text:span text:style-name="T22">PATH</text:span><text:span text:style-name="T28">=</text:span><text:span text:style-name="T6">/sbin:/usr/sbin:/bin:/usr/bin:/usr/photon/bin:/usr/photon/appbuilder:/opt/X11R6/bin:/usr/X11R6/bin:/usr/local/bin:/opt/bin:/opt/sbin:/usr/qnx632/host/qnx6/x86/usr/bin:/usr/qnx632/host/qnx6/x86/usr/sbin:/usr/qnx632/host/qnx6/x86/sbin:/usr/qnx632/host/qnx6/x86/bin:/usr/qnx632/host/qnx6/x86/usr/photon/appbuilder</text:span></text:p>
      <text:p text:style-name="P27"><text:span text:style-name="T27">PHOTON</text:span><text:span text:style-name="T28">=</text:span><text:span text:style-name="T6">/dev/photon</text:span></text:p>
      <text:p text:style-name="P27"><text:span text:style-name="T27">ABLPATH</text:span><text:span text:style-name="T28">=</text:span><text:span text:style-name="T6">/usr/photon/translations</text:span></text:p>
      <text:p text:style-name="P27"><text:span text:style-name="T27">SHELL</text:span><text:span text:style-name="T28">=</text:span><text:span text:style-name="T6">/bin/sh</text:span></text:p>
      <text:p text:style-name="P27"><text:span text:style-name="T27">MAKEFLAGS</text:span><text:span text:style-name="T28">=</text:span><text:span text:style-name="T6">-I/usr/qnx632/target/qnx6/usr/include</text:span></text:p>
      <text:p text:style-name="P27"><text:span text:style-name="T27">PHFONT</text:span><text:span text:style-name="T28">=</text:span><text:span text:style-name="T6">/dev/phfont</text:span></text:p>
      <text:p text:style-name="P27"><text:span text:style-name="T27">PHIG</text:span><text:span text:style-name="T28">=</text:span><text:span text:style-name="T6">1</text:span></text:p>
      <text:p text:style-name="P27"><text:span text:style-name="T27">HOSTNAME</text:span><text:span text:style-name="T28">=</text:span><text:span text:style-name="T6">QNX_RT_2</text:span></text:p>
      <text:p text:style-name="P27"><text:span text:style-name="T27">TMPDIR</text:span><text:span text:style-name="T28">=</text:span><text:span text:style-name="T6">/tmp</text:span></text:p>
      <text:p text:style-name="P27"><text:span text:style-name="T27">QNX_HELP_HOME_PAGE</text:span><text:span text:style-name="T28">=</text:span><text:span text:style-name="T6">/usr/qnx632/target/qnx6/usr/help/product/momentics/bookset.html</text:span></text:p>
      <text:p text:style-name="P27"><text:span text:style-name="T27">PHTK_PATH</text:span><text:span text:style-name="T28">=</text:span><text:span text:style-name="T6">/usr/photon</text:span></text:p>
      <text:p text:style-name="P27"><text:span text:style-name="T27">PROCESSOR</text:span><text:span text:style-name="T28">=</text:span><text:span text:style-name="T6">x86</text:span></text:p>
      <text:p text:style-name="P27"><text:span text:style-name="T27">LD_LIBRARY_PATH</text:span><text:span text:style-name="T28">=</text:span><text:span text:style-name="T6">/proc/boot:/lib:/usr/lib:/lib/dll:/opt/lib:/usr/photon/lib:/usr/photon/dll:/usr/local/lib:/</text:span></text:p>
      <text:p text:style-name="P27"><text:span text:style-name="T27">opt</text:span><text:span text:style-name="T6">/X11R6/lib:/usr/X11R6/lib</text:span></text:p>
      <text:p text:style-name="P27"><text:span text:style-name="T27">PHWM</text:span><text:span text:style-name="T28">=</text:span><text:span text:style-name="T6">pwm</text:span></text:p>
      <text:p text:style-name="P27"><text:span text:style-name="T27">HOME</text:span><text:span text:style-name="T28">=</text:span><text:span text:style-name="T6">/root</text:span></text:p>
      <text:p text:style-name="P27"><text:span text:style-name="T27">DISPLAY</text:span><text:span text:style-name="T28">=</text:span><text:span text:style-name="T6">127.1:0</text:span></text:p>
      <text:p text:style-name="P27"><text:span text:style-name="T27">QNX_HOST</text:span><text:span text:style-name="T28">=</text:span><text:span text:style-name="T6">/usr/qnx632/host/qnx6/x86</text:span></text:p>
      <text:p text:style-name="P27"><text:span text:style-name="T27">USER_NAME</text:span><text:span text:style-name="T28">=</text:span><text:span text:style-name="T6">/dev/photon</text:span></text:p>
      <text:p text:style-name="P27"><text:span text:style-name="T27">QNX_TARGET</text:span><text:span text:style-name="T28">=</text:span><text:span text:style-name="T6">/usr/qnx632/target/qnx6</text:span></text:p>
      <text:p text:style-name="P27"><text:span text:style-name="T27">PHINSTANCE</text:span><text:span text:style-name="T28">=</text:span><text:span text:style-name="T6">1</text:span></text:p>
      <text:p text:style-name="P27"><text:span text:style-name="T27">TERM</text:span><text:span text:style-name="T28">=</text:span><text:span text:style-name="T6">qansi-m</text:span></text:p>
      <text:p text:style-name="P27"><text:span text:style-name="T27">PHOTON2_PATH</text:span><text:span text:style-name="T28">=</text:span><text:span text:style-name="T6">/usr/photon</text:span></text:p>
      <text:p text:style-name="P27"><text:span text:style-name="T27">ABLANG</text:span><text:span text:style-name="T28">=</text:span><text:span text:style-name="T6">en_US</text:span></text:p>
      <text:p text:style-name="P27"><text:span text:style-name="T27">PHOTON_PATH</text:span><text:span text:style-name="T28">=</text:span><text:span text:style-name="T6">/usr/photon</text:span></text:p>
      <text:p text:style-name="P27"><text:span text:style-name="T27">QNX_HELP_PATH</text:span><text:span text:style-name="T28">=</text:span><text:span text:style-name="T6">/usr/qnx632/target/qnx6/usr/help/product</text:span></text:p>
      <text:p text:style-name="P27"><text:span text:style-name="T27">FONTSLEUTH</text:span><text:span text:style-name="T28">=</text:span><text:span text:style-name="T6">/dev/fontsleuthctrl</text:span></text:p>
      <text:p text:style-name="P27"><text:span text:style-name="T27">PHSTART</text:span><text:span text:style-name="T28">=</text:span><text:span text:style-name="T6">1</text:span></text:p>
      <text:p text:style-name="P27"><text:span text:style-name="T27">SYSNAME</text:span><text:span text:style-name="T28">=</text:span><text:span text:style-name="T6">nto</text:span></text:p>
      <text:p text:style-name="P27"><text:span text:style-name="T27">LOGNAME</text:span><text:span text:style-name="T28">=</text:span><text:span text:style-name="T6">root</text:span></text:p>
      <text:p text:style-name="P27"><text:span text:style-name="T27">#</text:span></text:p>
      <text:h text:style-name="P39" text:outline-level="2">Interprétation des résultats</text:h>
      <text:p text:style-name="P18"/>
      <text:p text:style-name="Text_20_body"><text:span text:style-name="T1"><text:tab/>Sur ces résultats, on se rend bien compte que la différence de temps entre l'appel au gestionnaire d'ISR et le moment ou le programme reprend la main est énorme (plus de 1000ms). On a donc tout intérêt à réaliser nos traitements qui demandent un temps de réponse extrêmement faible dans ce gestionnaire plutôt que d'attendre que le programme reprenne la main.</text:span></text:p>
      <text:p text:style-name="Text_20_body"><text:span text:style-name="T1"/></text:p>
      <text:h text:style-name="Heading_20_2" text:outline-level="2">Conclusion</text:h>
      <text:p text:style-name="Text_20_body"/>
      <text:p text:style-name="Text_20_body"><text:tab/>La gestion des interruption sur QNX semble assez complexe au premier abord mais ce dossier nous a permis de mieux l'appréhender pour finalement se rendre compte qu'elle n'est pas si complexe qu'il n'y par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27T12:38:48.01</dc:date>
    <meta:editing-duration>PT6H51M30S</meta:editing-duration>
    <meta:editing-cycles>51</meta:editing-cycles>
    <meta:generator>OpenOffice.org/3.4$Win32 OpenOffice.org_project/340m1$Build-9590</meta:generator>
    <dc:creator>Thomas Van Gysegem</dc:creator>
    <meta:document-statistic meta:table-count="0" meta:image-count="0" meta:object-count="0" meta:page-count="17" meta:paragraph-count="508" meta:word-count="2340" meta:character-count="18893"/>
  </office:meta>
</office:document-meta>
</file>